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05pt"/>
    </style:style>
    <style:style style:name="co3" style:family="table-column">
      <style:table-column-properties fo:break-before="auto" style:column-width="101.59pt"/>
    </style:style>
    <style:style style:name="co4" style:family="table-column">
      <style:table-column-properties fo:break-before="auto" style:column-width="108.11pt"/>
    </style:style>
    <style:style style:name="co5" style:family="table-column">
      <style:table-column-properties fo:break-before="auto" style:column-width="103.3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139.49pt"/>
    </style:style>
    <style:style style:name="co8" style:family="table-column">
      <style:table-column-properties fo:break-before="auto" style:column-width="97.46pt"/>
    </style:style>
    <style:style style:name="co9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Jacob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2" table:visibility="collapse" table:number-columns-repeated="2" table:default-cell-style-name="ce1"/>
        <table:table-column table:style-name="co2" table:default-cell-style-name="ce1"/>
        <table:table-column table:style-name="co9" table:number-columns-repeated="12" table:default-cell-style-name="ce1"/>
        <table:table-column table:style-name="co1" table:number-columns-repeated="1000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cu1</text:p>
          </table:table-cell>
          <table:table-cell office:value-type="string" calcext:value-type="string">
            <text:p>ecu2</text:p>
          </table:table-cell>
          <table:table-cell office:value-type="string" calcext:value-type="string">
            <text:p>ecu3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error3</text:p>
          </table:table-cell>
          <table:table-cell office:value-type="string" calcext:value-type="string">
            <text:p>error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 calcext:value-type="float">
            <text:p>0.000000000000000</text:p>
          </table:table-cell>
          <table:table-cell table:style-name="ce2" office:value-type="float" office:value="-5" calcext:value-type="float">
            <text:p>-5.000000000000000</text:p>
          </table:table-cell>
          <table:table-cell table:style-name="ce2" office:value-type="float" office:value="4" calcext:value-type="float">
            <text:p>4.000000000000000</text:p>
          </table:table-cell>
          <table:table-cell table:style-name="ce2" table:number-columns-repeated="1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(40-8*[.C2]+5*[.D2])/17" office:value-type="float" office:value="5.88235294117647" calcext:value-type="float">
            <text:p>5.882352941176470</text:p>
          </table:table-cell>
          <table:table-cell table:style-name="ce2" table:formula="of:=(3*[.B2]+6*[.D2])/20" office:value-type="float" office:value="1.2" calcext:value-type="float">
            <text:p>1.200000000000000</text:p>
          </table:table-cell>
          <table:table-cell table:style-name="ce2" table:formula="of:=((-1/4)-[.B2]+3*[.C2])/14" office:value-type="float" office:value="-1.08928571428571" calcext:value-type="float">
            <text:p>-1.089285714285710</text:p>
          </table:table-cell>
          <table:table-cell table:style-name="ce2" table:formula="of:=17*[.B3]+8*[.C3]-5*[.D3]-40" office:value-type="float" office:value="75.0464285714286" calcext:value-type="float">
            <text:p>75.046428571428600</text:p>
          </table:table-cell>
          <table:table-cell table:style-name="ce2" table:formula="of:=-3*[.B3]+20*[.C3]-6*[.D3]" office:value-type="float" office:value="12.8886554621849" calcext:value-type="float">
            <text:p>12.888655462184900</text:p>
          </table:table-cell>
          <table:table-cell table:style-name="ce2" table:formula="of:=[.B3]-3*[.C3]+14*[.D3]+1/4" office:value-type="float" office:value="-12.7176470588235" calcext:value-type="float">
            <text:p>-12.717647058823500</text:p>
          </table:table-cell>
          <table:table-cell table:style-name="ce2" table:formula="of:=SQRT([.E3]^2+[.F3]^2+[.G3]^2)" office:value-type="float" office:value="77.1998861894384" calcext:value-type="float">
            <text:p>77.199886189438400</text:p>
          </table:table-cell>
          <table:table-cell table:style-name="ce2" table:formula="of:=ABS([.B3]-[.B2])" office:value-type="float" office:value="5.88235294117647" calcext:value-type="float">
            <text:p>5.882352941176470</text:p>
          </table:table-cell>
          <table:table-cell table:style-name="ce2" table:formula="of:=ABS([.C3]-[.C2])" office:value-type="float" office:value="6.2" calcext:value-type="float">
            <text:p>6.200000000000000</text:p>
          </table:table-cell>
          <table:table-cell table:style-name="ce2" table:formula="of:=ABS([.D3]-[.D2])" office:value-type="float" office:value="5.08928571428571" calcext:value-type="float">
            <text:p>5.089285714285710</text:p>
          </table:table-cell>
          <table:table-cell table:style-name="ce2" table:formula="of:=SQRT([.I3]^2+[.J3]^2+[.K3]^2)" office:value-type="float" office:value="9.94700483593932" calcext:value-type="float">
            <text:p>9.94700483593932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(40-8*[.C3]+5*[.D3])/17" office:value-type="float" office:value="1.46785714285714" calcext:value-type="float">
            <text:p>1.467857142857140</text:p>
          </table:table-cell>
          <table:table-cell table:style-name="ce2" table:formula="of:=(3*[.B3]+6*[.D3])/20" office:value-type="float" office:value="0.555567226890756" calcext:value-type="float">
            <text:p>0.555567226890756</text:p>
          </table:table-cell>
          <table:table-cell table:style-name="ce2" table:formula="of:=((-1/4)-[.B3]+3*[.C3])/14" office:value-type="float" office:value="-0.180882352941177" calcext:value-type="float">
            <text:p>-0.180882352941177</text:p>
          </table:table-cell>
          <table:table-cell table:style-name="ce2" table:formula="of:=17*[.B4]+8*[.C4]-5*[.D4]" office:value-type="float" office:value="30.3025210084034" calcext:value-type="float">
            <text:p>30.302521008403400</text:p>
          </table:table-cell>
          <table:table-cell table:style-name="ce2" table:formula="of:=-3*[.B4]+20*[.C4]-6*[.D4]" office:value-type="float" office:value="7.79306722689076" calcext:value-type="float">
            <text:p>7.793067226890760</text:p>
          </table:table-cell>
          <table:table-cell table:style-name="ce2" table:formula="of:=[.B4]-3*[.C4]+14*[.D4]" office:value-type="float" office:value="-2.7311974789916" calcext:value-type="float">
            <text:p>-2.731197478991600</text:p>
          </table:table-cell>
          <table:table-cell table:style-name="ce2" table:formula="of:=SQRT([.E4]^2+[.F4]^2+[.G4]^2)" office:value-type="float" office:value="31.4075487094554" calcext:value-type="float">
            <text:p>31.407548709455400</text:p>
          </table:table-cell>
          <table:table-cell table:style-name="ce2" table:formula="of:=ABS([.B4]-[.B3])" office:value-type="float" office:value="4.41449579831933" calcext:value-type="float">
            <text:p>4.414495798319330</text:p>
          </table:table-cell>
          <table:table-cell table:style-name="ce2" table:formula="of:=ABS([.C4]-[.C3])" office:value-type="float" office:value="0.644432773109244" calcext:value-type="float">
            <text:p>0.644432773109244</text:p>
          </table:table-cell>
          <table:table-cell table:style-name="ce2" table:formula="of:=ABS([.D4]-[.D3])" office:value-type="float" office:value="0.908403361344538" calcext:value-type="float">
            <text:p>0.908403361344538</text:p>
          </table:table-cell>
          <table:table-cell table:style-name="ce2" table:formula="of:=SQRT([.I4]^2+[.J4]^2+[.K4]^2)" office:value-type="float" office:value="4.55283026471868" calcext:value-type="float">
            <text:p>4.55283026471868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(40-8*[.C4]+5*[.D4])/17" office:value-type="float" office:value="2.0382970835393" calcext:value-type="float">
            <text:p>2.038297083539300</text:p>
          </table:table-cell>
          <table:table-cell table:style-name="ce2" table:formula="of:=(3*[.B4]+6*[.D4])/20" office:value-type="float" office:value="0.165913865546218" calcext:value-type="float">
            <text:p>0.165913865546218</text:p>
          </table:table-cell>
          <table:table-cell table:style-name="ce2" table:formula="of:=((-1/4)-[.B4]+3*[.C4])/14" office:value-type="float" office:value="-0.00365396158463382" calcext:value-type="float">
            <text:p>-0.003653961584634</text:p>
          </table:table-cell>
          <table:table-cell table:style-name="ce2" table:formula="of:=17*[.B5]+8*[.C5]-5*[.D5]" office:value-type="float" office:value="35.996631152461" calcext:value-type="float">
            <text:p>35.996631152461000</text:p>
          </table:table-cell>
          <table:table-cell table:style-name="ce2" table:formula="of:=-3*[.B5]+20*[.C5]-6*[.D5]" office:value-type="float" office:value="-2.77469017018572" calcext:value-type="float">
            <text:p>-2.774690170185720</text:p>
          </table:table-cell>
          <table:table-cell table:style-name="ce2" table:formula="of:=[.B5]-3*[.C5]+14*[.D5]" office:value-type="float" office:value="1.48940002471577" calcext:value-type="float">
            <text:p>1.489400024715770</text:p>
          </table:table-cell>
          <table:table-cell table:style-name="ce2" table:formula="of:=SQRT([.E5]^2+[.F5]^2+[.G5]^2)" office:value-type="float" office:value="36.1341206105873" calcext:value-type="float">
            <text:p>36.134120610587300</text:p>
          </table:table-cell>
          <table:table-cell table:style-name="ce2" table:formula="of:=ABS([.B5]-[.B4])" office:value-type="float" office:value="0.570439940682155" calcext:value-type="float">
            <text:p>0.570439940682155</text:p>
          </table:table-cell>
          <table:table-cell table:style-name="ce2" table:formula="of:=ABS([.C5]-[.C4])" office:value-type="float" office:value="0.389653361344538" calcext:value-type="float">
            <text:p>0.389653361344538</text:p>
          </table:table-cell>
          <table:table-cell table:style-name="ce2" table:formula="of:=ABS([.D5]-[.D4])" office:value-type="float" office:value="0.177228391356543" calcext:value-type="float">
            <text:p>0.177228391356543</text:p>
          </table:table-cell>
          <table:table-cell table:style-name="ce2" table:formula="of:=SQRT([.I5]^2+[.J5]^2+[.K5]^2)" office:value-type="float" office:value="0.713190977673852" calcext:value-type="float">
            <text:p>0.713190977673852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(40-8*[.C5]+5*[.D5])/17" office:value-type="float" office:value="2.27378936868865" calcext:value-type="float">
            <text:p>2.273789368688650</text:p>
          </table:table-cell>
          <table:table-cell table:style-name="ce2" table:formula="of:=(3*[.B5]+6*[.D5])/20" office:value-type="float" office:value="0.304648374055504" calcext:value-type="float">
            <text:p>0.304648374055504</text:p>
          </table:table-cell>
          <table:table-cell table:style-name="ce2" table:formula="of:=((-1/4)-[.B5]+3*[.C5])/14" office:value-type="float" office:value="-0.127896820492903" calcext:value-type="float">
            <text:p>-0.127896820492903</text:p>
          </table:table-cell>
          <table:table-cell table:style-name="ce2" table:formula="of:=17*[.B6]+8*[.C6]-5*[.D6]" office:value-type="float" office:value="41.7310903626156" calcext:value-type="float">
            <text:p>41.731090362615600</text:p>
          </table:table-cell>
          <table:table-cell table:style-name="ce2" table:formula="of:=-3*[.B6]+20*[.C6]-6*[.D6]" office:value-type="float" office:value="0.0389802980015527" calcext:value-type="float">
            <text:p>0.038980298001553</text:p>
          </table:table-cell>
          <table:table-cell table:style-name="ce2" table:formula="of:=[.B6]-3*[.C6]+14*[.D6]" office:value-type="float" office:value="-0.430711240378504" calcext:value-type="float">
            <text:p>-0.430711240378504</text:p>
          </table:table-cell>
          <table:table-cell table:style-name="ce2" table:formula="of:=SQRT([.E6]^2+[.F6]^2+[.G6]^2)" office:value-type="float" office:value="41.7333312172538" calcext:value-type="float">
            <text:p>41.733331217253800</text:p>
          </table:table-cell>
          <table:table-cell table:style-name="ce2" table:formula="of:=ABS([.B6]-[.B5])" office:value-type="float" office:value="0.235492285149354" calcext:value-type="float">
            <text:p>0.235492285149354</text:p>
          </table:table-cell>
          <table:table-cell table:style-name="ce2" table:formula="of:=ABS([.C6]-[.C5])" office:value-type="float" office:value="0.138734508509286" calcext:value-type="float">
            <text:p>0.138734508509286</text:p>
          </table:table-cell>
          <table:table-cell table:style-name="ce2" table:formula="of:=ABS([.D6]-[.D5])" office:value-type="float" office:value="0.124242858908269" calcext:value-type="float">
            <text:p>0.124242858908269</text:p>
          </table:table-cell>
          <table:table-cell table:style-name="ce2" table:formula="of:=SQRT([.I6]^2+[.J6]^2+[.K6]^2)" office:value-type="float" office:value="0.300233522788309" calcext:value-type="float">
            <text:p>0.300233522788309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(40-8*[.C6]+5*[.D6])/17" office:value-type="float" office:value="2.17196052382891" calcext:value-type="float">
            <text:p>2.171960523828910</text:p>
          </table:table-cell>
          <table:table-cell table:style-name="ce2" table:formula="of:=(3*[.B6]+6*[.D6])/20" office:value-type="float" office:value="0.302699359155427" calcext:value-type="float">
            <text:p>0.302699359155427</text:p>
          </table:table-cell>
          <table:table-cell table:style-name="ce2" table:formula="of:=((-1/4)-[.B6]+3*[.C6])/14" office:value-type="float" office:value="-0.114988874751581" calcext:value-type="float">
            <text:p>-0.114988874751581</text:p>
          </table:table-cell>
          <table:table-cell table:style-name="ce2" table:formula="of:=17*[.B7]+8*[.C7]-5*[.D7]" office:value-type="float" office:value="39.9198681520928" calcext:value-type="float">
            <text:p>39.919868152092800</text:p>
          </table:table-cell>
          <table:table-cell table:style-name="ce2" table:formula="of:=-3*[.B7]+20*[.C7]-6*[.D7]" office:value-type="float" office:value="0.228038860131299" calcext:value-type="float">
            <text:p>0.228038860131299</text:p>
          </table:table-cell>
          <table:table-cell table:style-name="ce2" table:formula="of:=[.B7]-3*[.C7]+14*[.D7]" office:value-type="float" office:value="-0.34598180015951" calcext:value-type="float">
            <text:p>-0.345981800159510</text:p>
          </table:table-cell>
          <table:table-cell table:style-name="ce2" table:formula="of:=SQRT([.E7]^2+[.F7]^2+[.G7]^2)" office:value-type="float" office:value="39.922018716596" calcext:value-type="float">
            <text:p>39.922018716596000</text:p>
          </table:table-cell>
          <table:table-cell table:style-name="ce2" table:formula="of:=ABS([.B7]-[.B6])" office:value-type="float" office:value="0.101828844859743" calcext:value-type="float">
            <text:p>0.101828844859743</text:p>
          </table:table-cell>
          <table:table-cell table:style-name="ce2" table:formula="of:=ABS([.C7]-[.C6])" office:value-type="float" office:value="0.00194901490007759" calcext:value-type="float">
            <text:p>0.001949014900078</text:p>
          </table:table-cell>
          <table:table-cell table:style-name="ce2" table:formula="of:=ABS([.D7]-[.D6])" office:value-type="float" office:value="0.0129079457413217" calcext:value-type="float">
            <text:p>0.012907945741322</text:p>
          </table:table-cell>
          <table:table-cell table:style-name="ce2" table:formula="of:=SQRT([.I7]^2+[.J7]^2+[.K7]^2)" office:value-type="float" office:value="0.10266220028721" calcext:value-type="float">
            <text:p>0.10266220028721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(40-8*[.C7]+5*[.D7])/17" office:value-type="float" office:value="2.1766741619411" calcext:value-type="float">
            <text:p>2.176674161941100</text:p>
          </table:table-cell>
          <table:table-cell table:style-name="ce2" table:formula="of:=(3*[.B7]+6*[.D7])/20" office:value-type="float" office:value="0.291297416148862" calcext:value-type="float">
            <text:p>0.291297416148862</text:p>
          </table:table-cell>
          <table:table-cell table:style-name="ce2" table:formula="of:=((-1/4)-[.B7]+3*[.C7])/14" office:value-type="float" office:value="-0.108133031883045" calcext:value-type="float">
            <text:p>-0.108133031883045</text:p>
          </table:table-cell>
          <table:table-cell table:style-name="ce2" table:formula="of:=17*[.B8]+8*[.C8]-5*[.D8]" office:value-type="float" office:value="39.8745052416048" calcext:value-type="float">
            <text:p>39.874505241604800</text:p>
          </table:table-cell>
          <table:table-cell table:style-name="ce2" table:formula="of:=-3*[.B8]+20*[.C8]-6*[.D8]" office:value-type="float" office:value="-0.0552759715477877" calcext:value-type="float">
            <text:p>-0.055275971547788</text:p>
          </table:table-cell>
          <table:table-cell table:style-name="ce2" table:formula="of:=[.B8]-3*[.C8]+14*[.D8]" office:value-type="float" office:value="-0.211080532868115" calcext:value-type="float">
            <text:p>-0.211080532868115</text:p>
          </table:table-cell>
          <table:table-cell table:style-name="ce2" table:formula="of:=SQRT([.E8]^2+[.F8]^2+[.G8]^2)" office:value-type="float" office:value="39.8751022404602" calcext:value-type="float">
            <text:p>39.875102240460200</text:p>
          </table:table-cell>
          <table:table-cell table:style-name="ce2" table:formula="of:=ABS([.B8]-[.B7])" office:value-type="float" office:value="0.0047136381121895" calcext:value-type="float">
            <text:p>0.004713638112190</text:p>
          </table:table-cell>
          <table:table-cell table:style-name="ce2" table:formula="of:=ABS([.C8]-[.C7])" office:value-type="float" office:value="0.011401943006565" calcext:value-type="float">
            <text:p>0.011401943006565</text:p>
          </table:table-cell>
          <table:table-cell table:style-name="ce2" table:formula="of:=ABS([.D8]-[.D7])" office:value-type="float" office:value="0.00685584286853645" calcext:value-type="float">
            <text:p>0.006855842868536</text:p>
          </table:table-cell>
          <table:table-cell table:style-name="ce2" table:formula="of:=SQRT([.I8]^2+[.J8]^2+[.K8]^2)" office:value-type="float" office:value="0.014114718205324" calcext:value-type="float">
            <text:p>0.014114718205324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(40-8*[.C8]+5*[.D8])/17" office:value-type="float" office:value="2.18405620655258" calcext:value-type="float">
            <text:p>2.184056206552580</text:p>
          </table:table-cell>
          <table:table-cell table:style-name="ce2" table:formula="of:=(3*[.B8]+6*[.D8])/20" office:value-type="float" office:value="0.294061214726251" calcext:value-type="float">
            <text:p>0.294061214726251</text:p>
          </table:table-cell>
          <table:table-cell table:style-name="ce2" table:formula="of:=((-1/4)-[.B8]+3*[.C8])/14" office:value-type="float" office:value="-0.110912993821037" calcext:value-type="float">
            <text:p>-0.110912993821037</text:p>
          </table:table-cell>
          <table:table-cell table:style-name="ce2" table:formula="of:=17*[.B9]+8*[.C9]-5*[.D9]" office:value-type="float" office:value="40.0360101983091" calcext:value-type="float">
            <text:p>40.036010198309100</text:p>
          </table:table-cell>
          <table:table-cell table:style-name="ce2" table:formula="of:=-3*[.B9]+20*[.C9]-6*[.D9]" office:value-type="float" office:value="-0.0054663622064961" calcext:value-type="float">
            <text:p>-0.005466362206496</text:p>
          </table:table-cell>
          <table:table-cell table:style-name="ce2" table:formula="of:=[.B9]-3*[.C9]+14*[.D9]" office:value-type="float" office:value="-0.250909351120686" calcext:value-type="float">
            <text:p>-0.250909351120686</text:p>
          </table:table-cell>
          <table:table-cell table:style-name="ce2" table:formula="of:=SQRT([.E9]^2+[.F9]^2+[.G9]^2)" office:value-type="float" office:value="40.0367967997279" calcext:value-type="float">
            <text:p>40.036796799727900</text:p>
          </table:table-cell>
          <table:table-cell table:style-name="ce2" table:formula="of:=ABS([.B9]-[.B8])" office:value-type="float" office:value="0.00738204461148229" calcext:value-type="float">
            <text:p>0.007382044611482</text:p>
          </table:table-cell>
          <table:table-cell table:style-name="ce2" table:formula="of:=ABS([.C9]-[.C8])" office:value-type="float" office:value="0.0027637985773894" calcext:value-type="float">
            <text:p>0.002763798577389</text:p>
          </table:table-cell>
          <table:table-cell table:style-name="ce2" table:formula="of:=ABS([.D9]-[.D8])" office:value-type="float" office:value="0.00277996193799175" calcext:value-type="float">
            <text:p>0.002779961937992</text:p>
          </table:table-cell>
          <table:table-cell table:style-name="ce2" table:formula="of:=SQRT([.I9]^2+[.J9]^2+[.K9]^2)" office:value-type="float" office:value="0.00835831045122022" calcext:value-type="float">
            <text:p>0.00835831045122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(40-8*[.C9]+5*[.D9])/17" office:value-type="float" office:value="2.18193795959322" calcext:value-type="float">
            <text:p>2.181937959593220</text:p>
          </table:table-cell>
          <table:table-cell table:style-name="ce2" table:formula="of:=(3*[.B9]+6*[.D9])/20" office:value-type="float" office:value="0.294334532836576" calcext:value-type="float">
            <text:p>0.294334532836576</text:p>
          </table:table-cell>
          <table:table-cell table:style-name="ce2" table:formula="of:=((-1/4)-[.B9]+3*[.C9])/14" office:value-type="float" office:value="-0.110848040169559" calcext:value-type="float">
            <text:p>-0.110848040169559</text:p>
          </table:table-cell>
          <table:table-cell table:style-name="ce2" table:formula="of:=17*[.B10]+8*[.C10]-5*[.D10]" office:value-type="float" office:value="40.0018617766252" calcext:value-type="float">
            <text:p>40.001861776625200</text:p>
          </table:table-cell>
          <table:table-cell table:style-name="ce2" table:formula="of:=-3*[.B10]+20*[.C10]-6*[.D10]" office:value-type="float" office:value="0.00596501896920465" calcext:value-type="float">
            <text:p>0.005965018969205</text:p>
          </table:table-cell>
          <table:table-cell table:style-name="ce2" table:formula="of:=[.B10]-3*[.C10]+14*[.D10]" office:value-type="float" office:value="-0.252938201290331" calcext:value-type="float">
            <text:p>-0.252938201290331</text:p>
          </table:table-cell>
          <table:table-cell table:style-name="ce2" table:formula="of:=SQRT([.E10]^2+[.F10]^2+[.G10]^2)" office:value-type="float" office:value="40.0026618978207" calcext:value-type="float">
            <text:p>40.002661897820700</text:p>
          </table:table-cell>
          <table:table-cell table:style-name="ce2" table:formula="of:=ABS([.B10]-[.B9])" office:value-type="float" office:value="0.00211824695935681" calcext:value-type="float">
            <text:p>0.002118246959357</text:p>
          </table:table-cell>
          <table:table-cell table:style-name="ce2" table:formula="of:=ABS([.C10]-[.C9])" office:value-type="float" office:value="0.000273318110324827" calcext:value-type="float">
            <text:p>0.000273318110325</text:p>
          </table:table-cell>
          <table:table-cell table:style-name="ce2" table:formula="of:=ABS([.D10]-[.D9])" office:value-type="float" office:value="0.0000649536514775589" calcext:value-type="float">
            <text:p>0.000064953651478</text:p>
          </table:table-cell>
          <table:table-cell table:style-name="ce2" table:formula="of:=SQRT([.I10]^2+[.J10]^2+[.K10]^2)" office:value-type="float" office:value="0.00213679478357098" calcext:value-type="float">
            <text:p>0.002136794783571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(40-8*[.C10]+5*[.D10])/17" office:value-type="float" office:value="2.18182844332115" calcext:value-type="float">
            <text:p>2.181828443321150</text:p>
          </table:table-cell>
          <table:table-cell table:style-name="ce2" table:formula="of:=(3*[.B10]+6*[.D10])/20" office:value-type="float" office:value="0.294036281888116" calcext:value-type="float">
            <text:p>0.294036281888116</text:p>
          </table:table-cell>
          <table:table-cell table:style-name="ce2" table:formula="of:=((-1/4)-[.B10]+3*[.C10])/14" office:value-type="float" office:value="-0.110638168648821" calcext:value-type="float">
            <text:p>-0.110638168648821</text:p>
          </table:table-cell>
          <table:table-cell table:style-name="ce2" table:formula="of:=17*[.B11]+8*[.C11]-5*[.D11]" office:value-type="float" office:value="39.9965646348086" calcext:value-type="float">
            <text:p>39.996564634808600</text:p>
          </table:table-cell>
          <table:table-cell table:style-name="ce2" table:formula="of:=-3*[.B11]+20*[.C11]-6*[.D11]" office:value-type="float" office:value="-0.000930680308214305" calcext:value-type="float">
            <text:p>-0.000930680308214</text:p>
          </table:table-cell>
          <table:table-cell table:style-name="ce2" table:formula="of:=[.B11]-3*[.C11]+14*[.D11]" office:value-type="float" office:value="-0.24921476342669" calcext:value-type="float">
            <text:p>-0.249214763426690</text:p>
          </table:table-cell>
          <table:table-cell table:style-name="ce2" table:formula="of:=SQRT([.E11]^2+[.F11]^2+[.G11]^2)" office:value-type="float" office:value="39.9973410547614" calcext:value-type="float">
            <text:p>39.997341054761400</text:p>
          </table:table-cell>
          <table:table-cell table:style-name="ce2" table:formula="of:=ABS([.B11]-[.B10])" office:value-type="float" office:value="0.000109516272071009" calcext:value-type="float">
            <text:p>0.000109516272071</text:p>
          </table:table-cell>
          <table:table-cell table:style-name="ce2" table:formula="of:=ABS([.C11]-[.C10])" office:value-type="float" office:value="0.000298250948460255" calcext:value-type="float">
            <text:p>0.000298250948460</text:p>
          </table:table-cell>
          <table:table-cell table:style-name="ce2" table:formula="of:=ABS([.D11]-[.D10])" office:value-type="float" office:value="0.000209871520737953" calcext:value-type="float">
            <text:p>0.000209871520738</text:p>
          </table:table-cell>
          <table:table-cell table:style-name="ce2" table:formula="of:=SQRT([.I11]^2+[.J11]^2+[.K11]^2)" office:value-type="float" office:value="0.000380780116763774" calcext:value-type="float">
            <text:p>0.000380780116764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(40-8*[.C11]+5*[.D11])/17" office:value-type="float" office:value="2.18203052362653" calcext:value-type="float">
            <text:p>2.182030523626530</text:p>
          </table:table-cell>
          <table:table-cell table:style-name="ce2" table:formula="of:=(3*[.B11]+6*[.D11])/20" office:value-type="float" office:value="0.294082815903527" calcext:value-type="float">
            <text:p>0.294082815903527</text:p>
          </table:table-cell>
          <table:table-cell table:style-name="ce2" table:formula="of:=((-1/4)-[.B11]+3*[.C11])/14" office:value-type="float" office:value="-0.110694256975486" calcext:value-type="float">
            <text:p>-0.110694256975486</text:p>
          </table:table-cell>
          <table:table-cell table:style-name="ce2" table:formula="of:=17*[.B12]+8*[.C12]-5*[.D12]" office:value-type="float" office:value="40.0006527137566" calcext:value-type="float">
            <text:p>40.000652713756600</text:p>
          </table:table-cell>
          <table:table-cell table:style-name="ce2" table:formula="of:=-3*[.B12]+20*[.C12]-6*[.D12]" office:value-type="float" office:value="-0.000269710956134483" calcext:value-type="float">
            <text:p>-0.000269710956134</text:p>
          </table:table-cell>
          <table:table-cell table:style-name="ce2" table:formula="of:=[.B12]-3*[.C12]+14*[.D12]" office:value-type="float" office:value="-0.249937521740858" calcext:value-type="float">
            <text:p>-0.249937521740858</text:p>
          </table:table-cell>
          <table:table-cell table:style-name="ce2" table:formula="of:=SQRT([.E12]^2+[.F12]^2+[.G12]^2)" office:value-type="float" office:value="40.0014335538626" calcext:value-type="float">
            <text:p>40.001433553862600</text:p>
          </table:table-cell>
          <table:table-cell table:style-name="ce2" table:formula="of:=ABS([.B12]-[.B11])" office:value-type="float" office:value="0.000202080305374608" calcext:value-type="float">
            <text:p>0.000202080305375</text:p>
          </table:table-cell>
          <table:table-cell table:style-name="ce2" table:formula="of:=ABS([.C12]-[.C11])" office:value-type="float" office:value="0.0000465340154107152" calcext:value-type="float">
            <text:p>0.000046534015411</text:p>
          </table:table-cell>
          <table:table-cell table:style-name="ce2" table:formula="of:=ABS([.D12]-[.D11])" office:value-type="float" office:value="0.0000560883266649825" calcext:value-type="float">
            <text:p>0.000056088326665</text:p>
          </table:table-cell>
          <table:table-cell table:style-name="ce2" table:formula="of:=SQRT([.I12]^2+[.J12]^2+[.K12]^2)" office:value-type="float" office:value="0.000214820308161536" calcext:value-type="float">
            <text:p>0.000214820308162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(40-8*[.C12]+5*[.D12])/17" office:value-type="float" office:value="2.18199212869967" calcext:value-type="float">
            <text:p>2.181992128699670</text:p>
          </table:table-cell>
          <table:table-cell table:style-name="ce2" table:formula="of:=(3*[.B12]+6*[.D12])/20" office:value-type="float" office:value="0.294096301451333" calcext:value-type="float">
            <text:p>0.294096301451333</text:p>
          </table:table-cell>
          <table:table-cell table:style-name="ce2" table:formula="of:=((-1/4)-[.B12]+3*[.C12])/14" office:value-type="float" office:value="-0.110698719708282" calcext:value-type="float">
            <text:p>-0.110698719708282</text:p>
          </table:table-cell>
          <table:table-cell table:style-name="ce2" table:formula="of:=17*[.B13]+8*[.C13]-5*[.D13]" office:value-type="float" office:value="40.0001301980464" calcext:value-type="float">
            <text:p>40.000130198046400</text:p>
          </table:table-cell>
          <table:table-cell table:style-name="ce2" table:formula="of:=-3*[.B13]+20*[.C13]-6*[.D13]" office:value-type="float" office:value="0.000141961177353434" calcext:value-type="float">
            <text:p>0.000141961177353</text:p>
          </table:table-cell>
          <table:table-cell table:style-name="ce2" table:formula="of:=[.B13]-3*[.C13]+14*[.D13]" office:value-type="float" office:value="-0.250078851570279" calcext:value-type="float">
            <text:p>-0.250078851570279</text:p>
          </table:table-cell>
          <table:table-cell table:style-name="ce2" table:formula="of:=SQRT([.E13]^2+[.F13]^2+[.G13]^2)" office:value-type="float" office:value="40.000911931015" calcext:value-type="float">
            <text:p>40.000911931015000</text:p>
          </table:table-cell>
          <table:table-cell table:style-name="ce2" table:formula="of:=ABS([.B13]-[.B12])" office:value-type="float" office:value="0.0000383949268596417" calcext:value-type="float">
            <text:p>0.000038394926860</text:p>
          </table:table-cell>
          <table:table-cell table:style-name="ce2" table:formula="of:=ABS([.C13]-[.C12])" office:value-type="float" office:value="0.0000134855478066687" calcext:value-type="float">
            <text:p>0.000013485547807</text:p>
          </table:table-cell>
          <table:table-cell table:style-name="ce2" table:formula="of:=ABS([.D13]-[.D12])" office:value-type="float" office:value="0.00000446273279587628" calcext:value-type="float">
            <text:p>0.000004462732796</text:p>
          </table:table-cell>
          <table:table-cell table:style-name="ce2" table:formula="of:=SQRT([.I13]^2+[.J13]^2+[.K13]^2)" office:value-type="float" office:value="0.0000409383242477092" calcext:value-type="float">
            <text:p>0.000040938324248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(40-8*[.C13]+5*[.D13])/17" office:value-type="float" office:value="2.18198446999105" calcext:value-type="float">
            <text:p>2.181984469991050</text:p>
          </table:table-cell>
          <table:table-cell table:style-name="ce2" table:formula="of:=(3*[.B13]+6*[.D13])/20" office:value-type="float" office:value="0.294089203392466" calcext:value-type="float">
            <text:p>0.294089203392466</text:p>
          </table:table-cell>
          <table:table-cell table:style-name="ce2" table:formula="of:=((-1/4)-[.B13]+3*[.C13])/14" office:value-type="float" office:value="-0.110693087453262" calcext:value-type="float">
            <text:p>-0.110693087453262</text:p>
          </table:table-cell>
          <table:table-cell table:style-name="ce2" table:formula="of:=17*[.B14]+8*[.C14]-5*[.D14]" office:value-type="float" office:value="39.999915054254" calcext:value-type="float">
            <text:p>39.999915054254000</text:p>
          </table:table-cell>
          <table:table-cell table:style-name="ce2" table:formula="of:=-3*[.B14]+20*[.C14]-6*[.D14]" office:value-type="float" office:value="-0.0000108174042799947" calcext:value-type="float">
            <text:p>-0.000010817404280</text:p>
          </table:table-cell>
          <table:table-cell table:style-name="ce2" table:formula="of:=[.B14]-3*[.C14]+14*[.D14]" office:value-type="float" office:value="-0.249986364532011" calcext:value-type="float">
            <text:p>-0.249986364532011</text:p>
          </table:table-cell>
          <table:table-cell table:style-name="ce2" table:formula="of:=SQRT([.E14]^2+[.F14]^2+[.G14]^2)" office:value-type="float" office:value="40.0006962130674" calcext:value-type="float">
            <text:p>40.000696213067400</text:p>
          </table:table-cell>
          <table:table-cell table:style-name="ce2" table:formula="of:=ABS([.B14]-[.B13])" office:value-type="float" office:value="0.00000765870861352269" calcext:value-type="float">
            <text:p>0.000007658708614</text:p>
          </table:table-cell>
          <table:table-cell table:style-name="ce2" table:formula="of:=ABS([.C14]-[.C13])" office:value-type="float" office:value="0.00000709805886767168" calcext:value-type="float">
            <text:p>0.000007098058868</text:p>
          </table:table-cell>
          <table:table-cell table:style-name="ce2" table:formula="of:=ABS([.D14]-[.D13])" office:value-type="float" office:value="0.00000563225501995501" calcext:value-type="float">
            <text:p>0.000005632255020</text:p>
          </table:table-cell>
          <table:table-cell table:style-name="ce2" table:formula="of:=SQRT([.I14]^2+[.J14]^2+[.K14]^2)" office:value-type="float" office:value="0.000011864255304299" calcext:value-type="float">
            <text:p>0.000011864255304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(40-8*[.C14]+5*[.D14])/17" office:value-type="float" office:value="2.18198946679965" calcext:value-type="float">
            <text:p>2.181989466799650</text:p>
          </table:table-cell>
          <table:table-cell table:style-name="ce2" table:formula="of:=(3*[.B14]+6*[.D14])/20" office:value-type="float" office:value="0.29408974426268" calcext:value-type="float">
            <text:p>0.294089744262680</text:p>
          </table:table-cell>
          <table:table-cell table:style-name="ce2" table:formula="of:=((-1/4)-[.B14]+3*[.C14])/14" office:value-type="float" office:value="-0.110694061415261" calcext:value-type="float">
            <text:p>-0.110694061415261</text:p>
          </table:table-cell>
          <table:table-cell table:style-name="ce2" table:formula="of:=17*[.B15]+8*[.C15]-5*[.D15]" office:value-type="float" office:value="40.0000091967717" calcext:value-type="float">
            <text:p>40.000009196771700</text:p>
          </table:table-cell>
          <table:table-cell table:style-name="ce2" table:formula="of:=-3*[.B15]+20*[.C15]-6*[.D15]" office:value-type="float" office:value="-0.00000914665377649282" calcext:value-type="float">
            <text:p>-0.000009146653776</text:p>
          </table:table-cell>
          <table:table-cell table:style-name="ce2" table:formula="of:=[.B15]-3*[.C15]+14*[.D15]" office:value-type="float" office:value="-0.249996625802051" calcext:value-type="float">
            <text:p>-0.249996625802051</text:p>
          </table:table-cell>
          <table:table-cell table:style-name="ce2" table:formula="of:=SQRT([.E15]^2+[.F15]^2+[.G15]^2)" office:value-type="float" office:value="40.0007904178757" calcext:value-type="float">
            <text:p>40.000790417875700</text:p>
          </table:table-cell>
          <table:table-cell table:style-name="ce2" table:formula="of:=ABS([.B15]-[.B14])" office:value-type="float" office:value="0.0000049968085908958" calcext:value-type="float">
            <text:p>0.000004996808591</text:p>
          </table:table-cell>
          <table:table-cell table:style-name="ce2" table:formula="of:=ABS([.C15]-[.C14])" office:value-type="float" office:value="0.000000540870214005285" calcext:value-type="float">
            <text:p>0.000000540870214</text:p>
          </table:table-cell>
          <table:table-cell table:style-name="ce2" table:formula="of:=ABS([.D15]-[.D14])" office:value-type="float" office:value="0.000000973961999245487" calcext:value-type="float">
            <text:p>0.000000973961999</text:p>
          </table:table-cell>
          <table:table-cell table:style-name="ce2" table:formula="of:=SQRT([.I15]^2+[.J15]^2+[.K15]^2)" office:value-type="float" office:value="0.0000051194959379242" calcext:value-type="float">
            <text:p>0.000005119495938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(40-8*[.C15]+5*[.D15])/17" office:value-type="float" office:value="2.18198892581307" calcext:value-type="float">
            <text:p>2.181988925813070</text:p>
          </table:table-cell>
          <table:table-cell table:style-name="ce2" table:formula="of:=(3*[.B15]+6*[.D15])/20" office:value-type="float" office:value="0.294090201595368" calcext:value-type="float">
            <text:p>0.294090201595368</text:p>
          </table:table-cell>
          <table:table-cell table:style-name="ce2" table:formula="of:=((-1/4)-[.B15]+3*[.C15])/14" office:value-type="float" office:value="-0.1106943024294" calcext:value-type="float">
            <text:p>-0.110694302429400</text:p>
          </table:table-cell>
          <table:table-cell table:style-name="ce2" table:formula="of:=17*[.B16]+8*[.C16]-5*[.D16]" office:value-type="float" office:value="40.0000048637322" calcext:value-type="float">
            <text:p>40.000004863732200</text:p>
          </table:table-cell>
          <table:table-cell table:style-name="ce2" table:formula="of:=-3*[.B16]+20*[.C16]-6*[.D16]" office:value-type="float" office:value="0.00000306904454860923" calcext:value-type="float">
            <text:p>0.000003069044549</text:p>
          </table:table-cell>
          <table:table-cell table:style-name="ce2" table:formula="of:=[.B16]-3*[.C16]+14*[.D16]" office:value-type="float" office:value="-0.250001912984638" calcext:value-type="float">
            <text:p>-0.250001912984638</text:p>
          </table:table-cell>
          <table:table-cell table:style-name="ce2" table:formula="of:=SQRT([.E16]^2+[.F16]^2+[.G16]^2)" office:value-type="float" office:value="40.0007861179641" calcext:value-type="float">
            <text:p>40.000786117964100</text:p>
          </table:table-cell>
          <table:table-cell table:style-name="ce2" table:formula="of:=ABS([.B16]-[.B15])" office:value-type="float" office:value="0.000000540986571095914" calcext:value-type="float">
            <text:p>0.000000540986571</text:p>
          </table:table-cell>
          <table:table-cell table:style-name="ce2" table:formula="of:=ABS([.C16]-[.C15])" office:value-type="float" office:value="0.000000457332688830192" calcext:value-type="float">
            <text:p>0.000000457332689</text:p>
          </table:table-cell>
          <table:table-cell table:style-name="ce2" table:formula="of:=ABS([.D16]-[.D15])" office:value-type="float" office:value="0.000000241014139201745" calcext:value-type="float">
            <text:p>0.000000241014139</text:p>
          </table:table-cell>
          <table:table-cell table:style-name="ce2" table:formula="of:=SQRT([.I16]^2+[.J16]^2+[.K16]^2)" office:value-type="float" office:value="0.000000748269653048903" calcext:value-type="float">
            <text:p>0.00000074826965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(40-8*[.C16]+5*[.D16])/17" office:value-type="float" office:value="2.18198863971118" calcext:value-type="float">
            <text:p>2.181988639711180</text:p>
          </table:table-cell>
          <table:table-cell table:style-name="ce2" table:formula="of:=(3*[.B16]+6*[.D16])/20" office:value-type="float" office:value="0.294090048143141" calcext:value-type="float">
            <text:p>0.294090048143141</text:p>
          </table:table-cell>
          <table:table-cell table:style-name="ce2" table:formula="of:=((-1/4)-[.B16]+3*[.C16])/14" office:value-type="float" office:value="-0.110694165787641" calcext:value-type="float">
            <text:p>-0.110694165787641</text:p>
          </table:table-cell>
          <table:table-cell table:style-name="ce2" table:formula="of:=17*[.B17]+8*[.C17]-5*[.D17]" office:value-type="float" office:value="39.9999980891734" calcext:value-type="float">
            <text:p>39.999998089173400</text:p>
          </table:table-cell>
          <table:table-cell table:style-name="ce2" table:formula="of:=-3*[.B17]+20*[.C17]-6*[.D17]" office:value-type="float" office:value="0.0000000384551257504029" calcext:value-type="float">
            <text:p>0.000000038455126</text:p>
          </table:table-cell>
          <table:table-cell table:style-name="ce2" table:formula="of:=[.B17]-3*[.C17]+14*[.D17]" office:value-type="float" office:value="-0.249999825745213" calcext:value-type="float">
            <text:p>-0.249999825745213</text:p>
          </table:table-cell>
          <table:table-cell table:style-name="ce2" table:formula="of:=SQRT([.E17]^2+[.F17]^2+[.G17]^2)" office:value-type="float" office:value="40.0007793304924" calcext:value-type="float">
            <text:p>40.000779330492400</text:p>
          </table:table-cell>
          <table:table-cell table:style-name="ce2" table:formula="of:=ABS([.B17]-[.B16])" office:value-type="float" office:value="0.00000028610189506395" calcext:value-type="float">
            <text:p>0.000000286101895</text:p>
          </table:table-cell>
          <table:table-cell table:style-name="ce2" table:formula="of:=ABS([.C17]-[.C16])" office:value-type="float" office:value="0.000000153452227424911" calcext:value-type="float">
            <text:p>0.000000153452227</text:p>
          </table:table-cell>
          <table:table-cell table:style-name="ce2" table:formula="of:=ABS([.D17]-[.D16])" office:value-type="float" office:value="0.000000136641759823641" calcext:value-type="float">
            <text:p>0.000000136641760</text:p>
          </table:table-cell>
          <table:table-cell table:style-name="ce2" table:formula="of:=SQRT([.I17]^2+[.J17]^2+[.K17]^2)" office:value-type="float" office:value="0.000000352239763497184" calcext:value-type="float">
            <text:p>0.00000035223976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(40-8*[.C17]+5*[.D17])/17" office:value-type="float" office:value="2.18198875211275" calcext:value-type="float">
            <text:p>2.181988752112750</text:p>
          </table:table-cell>
          <table:table-cell table:style-name="ce2" table:formula="of:=(3*[.B17]+6*[.D17])/20" office:value-type="float" office:value="0.294090046220385" calcext:value-type="float">
            <text:p>0.294090046220385</text:p>
          </table:table-cell>
          <table:table-cell table:style-name="ce2" table:formula="of:=((-1/4)-[.B17]+3*[.C17])/14" office:value-type="float" office:value="-0.110694178234411" calcext:value-type="float">
            <text:p>-0.110694178234411</text:p>
          </table:table-cell>
          <table:table-cell table:style-name="ce2" table:formula="of:=17*[.B18]+8*[.C18]-5*[.D18]" office:value-type="float" office:value="40.0000000468518" calcext:value-type="float">
            <text:p>40.000000046851800</text:p>
          </table:table-cell>
          <table:table-cell table:style-name="ce2" table:formula="of:=-3*[.B18]+20*[.C18]-6*[.D18]" office:value-type="float" office:value="-0.00000026252407536731" calcext:value-type="float">
            <text:p>-0.000000262524075</text:p>
          </table:table-cell>
          <table:table-cell table:style-name="ce2" table:formula="of:=[.B18]-3*[.C18]+14*[.D18]" office:value-type="float" office:value="-0.249999881830165" calcext:value-type="float">
            <text:p>-0.249999881830165</text:p>
          </table:table-cell>
          <table:table-cell table:style-name="ce2" table:formula="of:=SQRT([.E18]^2+[.F18]^2+[.G18]^2)" office:value-type="float" office:value="40.0007812884831" calcext:value-type="float">
            <text:p>40.000781288483100</text:p>
          </table:table-cell>
          <table:table-cell table:style-name="ce2" table:formula="of:=ABS([.B18]-[.B17])" office:value-type="float" office:value="0.000000112401566276787" calcext:value-type="float">
            <text:p>0.000000112401566</text:p>
          </table:table-cell>
          <table:table-cell table:style-name="ce2" table:formula="of:=ABS([.C18]-[.C17])" office:value-type="float" office:value="0.00000000192275628752014" calcext:value-type="float">
            <text:p>0.000000001922756</text:p>
          </table:table-cell>
          <table:table-cell table:style-name="ce2" table:formula="of:=ABS([.D18]-[.D17])" office:value-type="float" office:value="0.0000000124467705170384" calcext:value-type="float">
            <text:p>0.000000012446771</text:p>
          </table:table-cell>
          <table:table-cell table:style-name="ce2" table:formula="of:=SQRT([.I18]^2+[.J18]^2+[.K18]^2)" office:value-type="float" office:value="0.00000011310495652057" calcext:value-type="float">
            <text:p>0.000000113104957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(40-8*[.C18]+5*[.D18])/17" office:value-type="float" office:value="2.18198874935676" calcext:value-type="float">
            <text:p>2.181988749356760</text:p>
          </table:table-cell>
          <table:table-cell table:style-name="ce2" table:formula="of:=(3*[.B18]+6*[.D18])/20" office:value-type="float" office:value="0.294090059346588" calcext:value-type="float">
            <text:p>0.294090059346588</text:p>
          </table:table-cell>
          <table:table-cell table:style-name="ce2" table:formula="of:=((-1/4)-[.B18]+3*[.C18])/14" office:value-type="float" office:value="-0.110694186675114" calcext:value-type="float">
            <text:p>-0.110694186675114</text:p>
          </table:table-cell>
          <table:table-cell table:style-name="ce2" table:formula="of:=17*[.B19]+8*[.C19]-5*[.D19]" office:value-type="float" office:value="40.0000001472132" calcext:value-type="float">
            <text:p>40.000000147213200</text:p>
          </table:table-cell>
          <table:table-cell table:style-name="ce2" table:formula="of:=-3*[.B19]+20*[.C19]-6*[.D19]" office:value-type="float" office:value="0.0000000589121791350067" calcext:value-type="float">
            <text:p>0.000000058912179</text:p>
          </table:table-cell>
          <table:table-cell table:style-name="ce2" table:formula="of:=[.B19]-3*[.C19]+14*[.D19]" office:value-type="float" office:value="-0.250000042134599" calcext:value-type="float">
            <text:p>-0.250000042134599</text:p>
          </table:table-cell>
          <table:table-cell table:style-name="ce2" table:formula="of:=SQRT([.E19]^2+[.F19]^2+[.G19]^2)" office:value-type="float" office:value="40.0007813898444" calcext:value-type="float">
            <text:p>40.000781389844400</text:p>
          </table:table-cell>
          <table:table-cell table:style-name="ce2" table:formula="of:=ABS([.B19]-[.B18])" office:value-type="float" office:value="0.00000000275598832644164" calcext:value-type="float">
            <text:p>0.000000002755988</text:p>
          </table:table-cell>
          <table:table-cell table:style-name="ce2" table:formula="of:=ABS([.C19]-[.C18])" office:value-type="float" office:value="0.0000000131262037350588" calcext:value-type="float">
            <text:p>0.000000013126204</text:p>
          </table:table-cell>
          <table:table-cell table:style-name="ce2" table:formula="of:=ABS([.D19]-[.D18])" office:value-type="float" office:value="0.00000000844070249805817" calcext:value-type="float">
            <text:p>0.000000008440702</text:p>
          </table:table-cell>
          <table:table-cell table:style-name="ce2" table:formula="of:=SQRT([.I19]^2+[.J19]^2+[.K19]^2)" office:value-type="float" office:value="0.0000000158473390451041" calcext:value-type="float">
            <text:p>0.000000015847339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(40-8*[.C19]+5*[.D19])/17" office:value-type="float" office:value="2.18198874069716" calcext:value-type="float">
            <text:p>2.181988740697160</text:p>
          </table:table-cell>
          <table:table-cell table:style-name="ce2" table:formula="of:=(3*[.B19]+6*[.D19])/20" office:value-type="float" office:value="0.294090056400979" calcext:value-type="float">
            <text:p>0.294090056400979</text:p>
          </table:table-cell>
          <table:table-cell table:style-name="ce2" table:formula="of:=((-1/4)-[.B19]+3*[.C19])/14" office:value-type="float" office:value="-0.110694183665499" calcext:value-type="float">
            <text:p>-0.110694183665499</text:p>
          </table:table-cell>
          <table:table-cell table:style-name="ce2" table:formula="of:=17*[.B20]+8*[.C20]-5*[.D20]" office:value-type="float" office:value="39.9999999613871" calcext:value-type="float">
            <text:p>39.999999961387100</text:p>
          </table:table-cell>
          <table:table-cell table:style-name="ce2" table:formula="of:=-3*[.B20]+20*[.C20]-6*[.D20]" office:value-type="float" office:value="0.00000000792110699254778" calcext:value-type="float">
            <text:p>0.000000007921107</text:p>
          </table:table-cell>
          <table:table-cell table:style-name="ce2" table:formula="of:=[.B20]-3*[.C20]+14*[.D20]" office:value-type="float" office:value="-0.24999999982277" calcext:value-type="float">
            <text:p>-0.249999999822770</text:p>
          </table:table-cell>
          <table:table-cell table:style-name="ce2" table:formula="of:=SQRT([.E20]^2+[.F20]^2+[.G20]^2)" office:value-type="float" office:value="40.0007812037575" calcext:value-type="float">
            <text:p>40.000781203757500</text:p>
          </table:table-cell>
          <table:table-cell table:style-name="ce2" table:formula="of:=ABS([.B20]-[.B19])" office:value-type="float" office:value="0.00000000865959703943986" calcext:value-type="float">
            <text:p>0.000000008659597</text:p>
          </table:table-cell>
          <table:table-cell table:style-name="ce2" table:formula="of:=ABS([.C20]-[.C19])" office:value-type="float" office:value="0.00000000294560892344364" calcext:value-type="float">
            <text:p>0.000000002945609</text:p>
          </table:table-cell>
          <table:table-cell table:style-name="ce2" table:formula="of:=ABS([.D20]-[.D19])" office:value-type="float" office:value="0.00000000300961423838064" calcext:value-type="float">
            <text:p>0.000000003009614</text:p>
          </table:table-cell>
          <table:table-cell table:style-name="ce2" table:formula="of:=SQRT([.I20]^2+[.J20]^2+[.K20]^2)" office:value-type="float" office:value="0.00000000962927882446084" calcext:value-type="float">
            <text:p>0.000000009629279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(40-8*[.C20]+5*[.D20])/17" office:value-type="float" office:value="2.18198874296851" calcext:value-type="float">
            <text:p>2.181988742968510</text:p>
          </table:table-cell>
          <table:table-cell table:style-name="ce2" table:formula="of:=(3*[.B20]+6*[.D20])/20" office:value-type="float" office:value="0.294090056004924" calcext:value-type="float">
            <text:p>0.294090056004924</text:p>
          </table:table-cell>
          <table:table-cell table:style-name="ce2" table:formula="of:=((-1/4)-[.B20]+3*[.C20])/14" office:value-type="float" office:value="-0.110694183678159" calcext:value-type="float">
            <text:p>-0.110694183678159</text:p>
          </table:table-cell>
          <table:table-cell table:style-name="ce2" table:formula="of:=17*[.B21]+8*[.C21]-5*[.D21]" office:value-type="float" office:value="39.9999999968948" calcext:value-type="float">
            <text:p>39.999999996894800</text:p>
          </table:table-cell>
          <table:table-cell table:style-name="ce2" table:formula="of:=-3*[.B21]+20*[.C21]-6*[.D21]" office:value-type="float" office:value="-0.000000006738093638603" calcext:value-type="float">
            <text:p>-0.000000006738094</text:p>
          </table:table-cell>
          <table:table-cell table:style-name="ce2" table:formula="of:=[.B21]-3*[.C21]+14*[.D21]" office:value-type="float" office:value="-0.249999996540484" calcext:value-type="float">
            <text:p>-0.249999996540484</text:p>
          </table:table-cell>
          <table:table-cell table:style-name="ce2" table:formula="of:=SQRT([.E21]^2+[.F21]^2+[.G21]^2)" office:value-type="float" office:value="40.000781239244" calcext:value-type="float">
            <text:p>40.000781239244000</text:p>
          </table:table-cell>
          <table:table-cell table:style-name="ce2" table:formula="of:=ABS([.B21]-[.B20])" office:value-type="float" office:value="0.00000000227134977492938" calcext:value-type="float">
            <text:p>0.000000002271350</text:p>
          </table:table-cell>
          <table:table-cell table:style-name="ce2" table:formula="of:=ABS([.C21]-[.C20])" office:value-type="float" office:value="0.000000000396055355178504" calcext:value-type="float">
            <text:p>0.000000000396055</text:p>
          </table:table-cell>
          <table:table-cell table:style-name="ce2" table:formula="of:=ABS([.D21]-[.D20])" office:value-type="float" office:value="0.0000000000126592625271371" calcext:value-type="float">
            <text:p>0.000000000012659</text:p>
          </table:table-cell>
          <table:table-cell table:style-name="ce2" table:formula="of:=SQRT([.I21]^2+[.J21]^2+[.K21]^2)" office:value-type="float" office:value="0.00000000230565606744914" calcext:value-type="float">
            <text:p>0.000000002305656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(40-8*[.C21]+5*[.D21])/17" office:value-type="float" office:value="2.18198874315117" calcext:value-type="float">
            <text:p>2.181988743151170</text:p>
          </table:table-cell>
          <table:table-cell table:style-name="ce2" table:formula="of:=(3*[.B21]+6*[.D21])/20" office:value-type="float" office:value="0.294090056341829" calcext:value-type="float">
            <text:p>0.294090056341829</text:p>
          </table:table-cell>
          <table:table-cell table:style-name="ce2" table:formula="of:=((-1/4)-[.B21]+3*[.C21])/14" office:value-type="float" office:value="-0.110694183925267" calcext:value-type="float">
            <text:p>-0.110694183925267</text:p>
          </table:table-cell>
          <table:table-cell table:style-name="ce2" table:formula="of:=17*[.B22]+8*[.C22]-5*[.D22]" office:value-type="float" office:value="40.0000000039308" calcext:value-type="float">
            <text:p>40.000000003930800</text:p>
          </table:table-cell>
          <table:table-cell table:style-name="ce2" table:formula="of:=-3*[.B22]+20*[.C22]-6*[.D22]" office:value-type="float" office:value="0.000000000934681776421087" calcext:value-type="float">
            <text:p>0.000000000934682</text:p>
          </table:table-cell>
          <table:table-cell table:style-name="ce2" table:formula="of:=[.B22]-3*[.C22]+14*[.D22]" office:value-type="float" office:value="-0.250000000828058" calcext:value-type="float">
            <text:p>-0.250000000828058</text:p>
          </table:table-cell>
          <table:table-cell table:style-name="ce2" table:formula="of:=SQRT([.E22]^2+[.F22]^2+[.G22]^2)" office:value-type="float" office:value="40.0007812463066" calcext:value-type="float">
            <text:p>40.000781246306600</text:p>
          </table:table-cell>
          <table:table-cell table:style-name="ce2" table:formula="of:=ABS([.B22]-[.B21])" office:value-type="float" office:value="0.00000000018265566836817" calcext:value-type="float">
            <text:p>0.000000000182656</text:p>
          </table:table-cell>
          <table:table-cell table:style-name="ce2" table:formula="of:=ABS([.C22]-[.C21])" office:value-type="float" office:value="0.00000000033690467082792" calcext:value-type="float">
            <text:p>0.000000000336905</text:p>
          </table:table-cell>
          <table:table-cell table:style-name="ce2" table:formula="of:=ABS([.D22]-[.D21])" office:value-type="float" office:value="0.000000000247108278284003" calcext:value-type="float">
            <text:p>0.000000000247108</text:p>
          </table:table-cell>
          <table:table-cell table:style-name="ce2" table:formula="of:=SQRT([.I22]^2+[.J22]^2+[.K22]^2)" office:value-type="float" office:value="0.000000000455993806546949" calcext:value-type="float">
            <text:p>0.000000000455994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(40-8*[.C22]+5*[.D22])/17" office:value-type="float" office:value="2.18198874291994" calcext:value-type="float">
            <text:p>2.181988742919940</text:p>
          </table:table-cell>
          <table:table-cell table:style-name="ce2" table:formula="of:=(3*[.B22]+6*[.D22])/20" office:value-type="float" office:value="0.294090056295095" calcext:value-type="float">
            <text:p>0.294090056295095</text:p>
          </table:table-cell>
          <table:table-cell table:style-name="ce2" table:formula="of:=((-1/4)-[.B22]+3*[.C22])/14" office:value-type="float" office:value="-0.11069418386612" calcext:value-type="float">
            <text:p>-0.110694183866120</text:p>
          </table:table-cell>
          <table:table-cell table:style-name="ce2" table:formula="of:=17*[.B23]+8*[.C23]-5*[.D23]" office:value-type="float" office:value="39.9999999993304" calcext:value-type="float">
            <text:p>39.999999999330400</text:p>
          </table:table-cell>
          <table:table-cell table:style-name="ce2" table:formula="of:=-3*[.B23]+20*[.C23]-6*[.D23]" office:value-type="float" office:value="0.000000000338783445741342" calcext:value-type="float">
            <text:p>0.000000000338783</text:p>
          </table:table-cell>
          <table:table-cell table:style-name="ce2" table:formula="of:=[.B23]-3*[.C23]+14*[.D23]" office:value-type="float" office:value="-0.25000000009102" calcext:value-type="float">
            <text:p>-0.250000000091020</text:p>
          </table:table-cell>
          <table:table-cell table:style-name="ce2" table:formula="of:=SQRT([.E23]^2+[.F23]^2+[.G23]^2)" office:value-type="float" office:value="40.0007812417017" calcext:value-type="float">
            <text:p>40.000781241701700</text:p>
          </table:table-cell>
          <table:table-cell table:style-name="ce2" table:formula="of:=ABS([.B23]-[.B22])" office:value-type="float" office:value="0.000000000231222152535793" calcext:value-type="float">
            <text:p>0.000000000231222</text:p>
          </table:table-cell>
          <table:table-cell table:style-name="ce2" table:formula="of:=ABS([.C23]-[.C22])" office:value-type="float" office:value="0.00000000004673411657663" calcext:value-type="float">
            <text:p>0.000000000046734</text:p>
          </table:table-cell>
          <table:table-cell table:style-name="ce2" table:formula="of:=ABS([.D23]-[.D22])" office:value-type="float" office:value="0.0000000000591470344923906" calcext:value-type="float">
            <text:p>0.000000000059147</text:p>
          </table:table-cell>
          <table:table-cell table:style-name="ce2" table:formula="of:=SQRT([.I23]^2+[.J23]^2+[.K23]^2)" office:value-type="float" office:value="0.000000000243199780355015" calcext:value-type="float">
            <text:p>0.0000000002432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(40-8*[.C23]+5*[.D23])/17" office:value-type="float" office:value="2.18198874295933" calcext:value-type="float">
            <text:p>2.181988742959330</text:p>
          </table:table-cell>
          <table:table-cell table:style-name="ce2" table:formula="of:=(3*[.B23]+6*[.D23])/20" office:value-type="float" office:value="0.294090056278156" calcext:value-type="float">
            <text:p>0.294090056278156</text:p>
          </table:table-cell>
          <table:table-cell table:style-name="ce2" table:formula="of:=((-1/4)-[.B23]+3*[.C23])/14" office:value-type="float" office:value="-0.110694183859619" calcext:value-type="float">
            <text:p>-0.110694183859619</text:p>
          </table:table-cell>
          <table:table-cell table:style-name="ce2" table:formula="of:=17*[.B24]+8*[.C24]-5*[.D24]" office:value-type="float" office:value="39.999999999832" calcext:value-type="float">
            <text:p>39.999999999832000</text:p>
          </table:table-cell>
          <table:table-cell table:style-name="ce2" table:formula="of:=-3*[.B24]+20*[.C24]-6*[.D24]" office:value-type="float" office:value="-0.000000000157173163373159" calcext:value-type="float">
            <text:p>-0.000000000157173</text:p>
          </table:table-cell>
          <table:table-cell table:style-name="ce2" table:formula="of:=[.B24]-3*[.C24]+14*[.D24]" office:value-type="float" office:value="-0.249999999909794" calcext:value-type="float">
            <text:p>-0.249999999909794</text:p>
          </table:table-cell>
          <table:table-cell table:style-name="ce2" table:formula="of:=SQRT([.E24]^2+[.F24]^2+[.G24]^2)" office:value-type="float" office:value="40.0007812422022" calcext:value-type="float">
            <text:p>40.000781242202200</text:p>
          </table:table-cell>
          <table:table-cell table:style-name="ce2" table:formula="of:=ABS([.B24]-[.B23])" office:value-type="float" office:value="0.0000000000393884924676513" calcext:value-type="float">
            <text:p>0.000000000039388</text:p>
          </table:table-cell>
          <table:table-cell table:style-name="ce2" table:formula="of:=ABS([.C24]-[.C23])" office:value-type="float" office:value="0.0000000000169391722870671" calcext:value-type="float">
            <text:p>0.000000000016939</text:p>
          </table:table-cell>
          <table:table-cell table:style-name="ce2" table:formula="of:=ABS([.D24]-[.D23])" office:value-type="float" office:value="0.00000000000650141052105369" calcext:value-type="float">
            <text:p>0.000000000006501</text:p>
          </table:table-cell>
          <table:table-cell table:style-name="ce2" table:formula="of:=SQRT([.I24]^2+[.J24]^2+[.K24]^2)" office:value-type="float" office:value="0.0000000000433665451172725" calcext:value-type="float">
            <text:p>0.000000000043367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(40-8*[.C24]+5*[.D24])/17" office:value-type="float" office:value="2.18198874296922" calcext:value-type="float">
            <text:p>2.181988742969220</text:p>
          </table:table-cell>
          <table:table-cell table:style-name="ce2" table:formula="of:=(3*[.B24]+6*[.D24])/20" office:value-type="float" office:value="0.294090056286014" calcext:value-type="float">
            <text:p>0.294090056286014</text:p>
          </table:table-cell>
          <table:table-cell table:style-name="ce2" table:formula="of:=((-1/4)-[.B24]+3*[.C24])/14" office:value-type="float" office:value="-0.110694183866062" calcext:value-type="float">
            <text:p>-0.110694183866062</text:p>
          </table:table-cell>
          <table:table-cell table:style-name="ce2" table:formula="of:=17*[.B25]+8*[.C25]-5*[.D25]" office:value-type="float" office:value="40.0000000000951" calcext:value-type="float">
            <text:p>40.000000000095100</text:p>
          </table:table-cell>
          <table:table-cell table:style-name="ce2" table:formula="of:=-3*[.B25]+20*[.C25]-6*[.D25]" office:value-type="float" office:value="0.00000000000900857166641345" calcext:value-type="float">
            <text:p>0.000000000009009</text:p>
          </table:table-cell>
          <table:table-cell table:style-name="ce2" table:formula="of:=[.B25]-3*[.C25]+14*[.D25]" office:value-type="float" office:value="-0.250000000013692" calcext:value-type="float">
            <text:p>-0.250000000013692</text:p>
          </table:table-cell>
          <table:table-cell table:style-name="ce2" table:formula="of:=SQRT([.E25]^2+[.F25]^2+[.G25]^2)" office:value-type="float" office:value="40.0007812424659" calcext:value-type="float">
            <text:p>40.000781242465900</text:p>
          </table:table-cell>
          <table:table-cell table:style-name="ce2" table:formula="of:=ABS([.B25]-[.B24])" office:value-type="float" office:value="0.00000000000988364945442299" calcext:value-type="float">
            <text:p>0.000000000009884</text:p>
          </table:table-cell>
          <table:table-cell table:style-name="ce2" table:formula="of:=ABS([.C25]-[.C24])" office:value-type="float" office:value="0.00000000000785865816865794" calcext:value-type="float">
            <text:p>0.000000000007859</text:p>
          </table:table-cell>
          <table:table-cell table:style-name="ce2" table:formula="of:=ABS([.D25]-[.D24])" office:value-type="float" office:value="0.00000000000644329034571456" calcext:value-type="float">
            <text:p>0.000000000006443</text:p>
          </table:table-cell>
          <table:table-cell table:style-name="ce2" table:formula="of:=SQRT([.I25]^2+[.J25]^2+[.K25]^2)" office:value-type="float" office:value="0.0000000000141760722779234" calcext:value-type="float">
            <text:p>0.000000000014176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(40-8*[.C25]+5*[.D25])/17" office:value-type="float" office:value="2.18198874296362" calcext:value-type="float">
            <text:p>2.181988742963620</text:p>
          </table:table-cell>
          <table:table-cell table:style-name="ce2" table:formula="of:=(3*[.B25]+6*[.D25])/20" office:value-type="float" office:value="0.294090056285564" calcext:value-type="float">
            <text:p>0.294090056285564</text:p>
          </table:table-cell>
          <table:table-cell table:style-name="ce2" table:formula="of:=((-1/4)-[.B25]+3*[.C25])/14" office:value-type="float" office:value="-0.110694183865084" calcext:value-type="float">
            <text:p>-0.110694183865084</text:p>
          </table:table-cell>
          <table:table-cell table:style-name="ce2" table:formula="of:=17*[.B26]+8*[.C26]-5*[.D26]" office:value-type="float" office:value="39.9999999999915" calcext:value-type="float">
            <text:p>39.999999999991500</text:p>
          </table:table-cell>
          <table:table-cell table:style-name="ce2" table:formula="of:=-3*[.B26]+20*[.C26]-6*[.D26]" office:value-type="float" office:value="0.0000000000109110498414111" calcext:value-type="float">
            <text:p>0.000000000010911</text:p>
          </table:table-cell>
          <table:table-cell table:style-name="ce2" table:formula="of:=[.B26]-3*[.C26]+14*[.D26]" office:value-type="float" office:value="-0.250000000004242" calcext:value-type="float">
            <text:p>-0.250000000004242</text:p>
          </table:table-cell>
          <table:table-cell table:style-name="ce2" table:formula="of:=SQRT([.E26]^2+[.F26]^2+[.G26]^2)" office:value-type="float" office:value="40.0007812423623" calcext:value-type="float">
            <text:p>40.000781242362300</text:p>
          </table:table-cell>
          <table:table-cell table:style-name="ce2" table:formula="of:=ABS([.B26]-[.B25])" office:value-type="float" office:value="0.00000000000559330359806154" calcext:value-type="float">
            <text:p>0.000000000005593</text:p>
          </table:table-cell>
          <table:table-cell table:style-name="ce2" table:formula="of:=ABS([.C26]-[.C25])" office:value-type="float" office:value="0.000000000000450417481090426" calcext:value-type="float">
            <text:p>0.000000000000450</text:p>
          </table:table-cell>
          <table:table-cell table:style-name="ce2" table:formula="of:=ABS([.D26]-[.D25])" office:value-type="float" office:value="0.000000000000978023217967916" calcext:value-type="float">
            <text:p>0.000000000000978</text:p>
          </table:table-cell>
          <table:table-cell table:style-name="ce2" table:formula="of:=SQRT([.I26]^2+[.J26]^2+[.K26]^2)" office:value-type="float" office:value="0.00000000000569600302512598" calcext:value-type="float">
            <text:p>0.000000000005696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(40-8*[.C26]+5*[.D26])/17" office:value-type="float" office:value="2.18198874296412" calcext:value-type="float">
            <text:p>2.181988742964120</text:p>
          </table:table-cell>
          <table:table-cell table:style-name="ce2" table:formula="of:=(3*[.B26]+6*[.D26])/20" office:value-type="float" office:value="0.294090056285018" calcext:value-type="float">
            <text:p>0.294090056285018</text:p>
          </table:table-cell>
          <table:table-cell table:style-name="ce2" table:formula="of:=((-1/4)-[.B26]+3*[.C26])/14" office:value-type="float" office:value="-0.110694183864781" calcext:value-type="float">
            <text:p>-0.110694183864781</text:p>
          </table:table-cell>
          <table:table-cell table:style-name="ce2" table:formula="of:=17*[.B27]+8*[.C27]-5*[.D27]" office:value-type="float" office:value="39.9999999999941" calcext:value-type="float">
            <text:p>39.999999999994100</text:p>
          </table:table-cell>
          <table:table-cell table:style-name="ce2" table:formula="of:=-3*[.B27]+20*[.C27]-6*[.D27]" office:value-type="float" office:value="-0.00000000000331668026376519" calcext:value-type="float">
            <text:p>-0.000000000003317</text:p>
          </table:table-cell>
          <table:table-cell table:style-name="ce2" table:formula="of:=[.B27]-3*[.C27]+14*[.D27]" office:value-type="float" office:value="-0.249999999997864" calcext:value-type="float">
            <text:p>-0.249999999997864</text:p>
          </table:table-cell>
          <table:table-cell table:style-name="ce2" table:formula="of:=SQRT([.E27]^2+[.F27]^2+[.G27]^2)" office:value-type="float" office:value="40.0007812423649" calcext:value-type="float">
            <text:p>40.000781242364900</text:p>
          </table:table-cell>
          <table:table-cell table:style-name="ce2" table:formula="of:=ABS([.B27]-[.B26])" office:value-type="float" office:value="0.00000000000049960036108132" calcext:value-type="float">
            <text:p>0.000000000000500</text:p>
          </table:table-cell>
          <table:table-cell table:style-name="ce2" table:formula="of:=ABS([.C27]-[.C26])" office:value-type="float" office:value="0.000000000000545563594300802" calcext:value-type="float">
            <text:p>0.000000000000546</text:p>
          </table:table-cell>
          <table:table-cell table:style-name="ce2" table:formula="of:=ABS([.D27]-[.D26])" office:value-type="float" office:value="0.000000000000303007618995821" calcext:value-type="float">
            <text:p>0.000000000000303</text:p>
          </table:table-cell>
          <table:table-cell table:style-name="ce2" table:formula="of:=SQRT([.I27]^2+[.J27]^2+[.K27]^2)" office:value-type="float" office:value="0.000000000000799408389616041" calcext:value-type="float">
            <text:p>0.000000000000799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(40-8*[.C27]+5*[.D27])/17" office:value-type="float" office:value="2.18198874296447" calcext:value-type="float">
            <text:p>2.181988742964470</text:p>
          </table:table-cell>
          <table:table-cell table:style-name="ce2" table:formula="of:=(3*[.B27]+6*[.D27])/20" office:value-type="float" office:value="0.294090056285184" calcext:value-type="float">
            <text:p>0.294090056285184</text:p>
          </table:table-cell>
          <table:table-cell table:style-name="ce2" table:formula="of:=((-1/4)-[.B27]+3*[.C27])/14" office:value-type="float" office:value="-0.110694183864933" calcext:value-type="float">
            <text:p>-0.110694183864933</text:p>
          </table:table-cell>
          <table:table-cell table:style-name="ce2" table:formula="of:=17*[.B28]+8*[.C28]-5*[.D28]" office:value-type="float" office:value="40.0000000000021" calcext:value-type="float">
            <text:p>40.000000000002100</text:p>
          </table:table-cell>
          <table:table-cell table:style-name="ce2" table:formula="of:=-3*[.B28]+20*[.C28]-6*[.D28]" office:value-type="float" office:value="-0.000000000000121125331986605" calcext:value-type="float">
            <text:p>-0.000000000000121</text:p>
          </table:table-cell>
          <table:table-cell table:style-name="ce2" table:formula="of:=[.B28]-3*[.C28]+14*[.D28]" office:value-type="float" office:value="-0.250000000000152" calcext:value-type="float">
            <text:p>-0.250000000000152</text:p>
          </table:table-cell>
          <table:table-cell table:style-name="ce2" table:formula="of:=SQRT([.E28]^2+[.F28]^2+[.G28]^2)" office:value-type="float" office:value="40.0007812423728" calcext:value-type="float">
            <text:p>40.000781242372800</text:p>
          </table:table-cell>
          <table:table-cell table:style-name="ce2" table:formula="of:=ABS([.B28]-[.B27])" office:value-type="float" office:value="0.000000000000345501405263349" calcext:value-type="float">
            <text:p>0.000000000000346</text:p>
          </table:table-cell>
          <table:table-cell table:style-name="ce2" table:formula="of:=ABS([.C28]-[.C27])" office:value-type="float" office:value="0.000000000000165811808727767" calcext:value-type="float">
            <text:p>0.000000000000166</text:p>
          </table:table-cell>
          <table:table-cell table:style-name="ce2" table:formula="of:=ABS([.D28]-[.D27])" office:value-type="float" office:value="0.00000000000015258627694692" calcext:value-type="float">
            <text:p>0.000000000000153</text:p>
          </table:table-cell>
          <table:table-cell table:style-name="ce2" table:formula="of:=SQRT([.I28]^2+[.J28]^2+[.K28]^2)" office:value-type="float" office:value="0.000000000000412489210604404" calcext:value-type="float">
            <text:p>0.000000000000412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(40-8*[.C28]+5*[.D28])/17" office:value-type="float" office:value="2.18198874296434" calcext:value-type="float">
            <text:p>2.181988742964340</text:p>
          </table:table-cell>
          <table:table-cell table:style-name="ce2" table:formula="of:=(3*[.B28]+6*[.D28])/20" office:value-type="float" office:value="0.29409005628519" calcext:value-type="float">
            <text:p>0.294090056285190</text:p>
          </table:table-cell>
          <table:table-cell table:style-name="ce2" table:formula="of:=((-1/4)-[.B28]+3*[.C28])/14" office:value-type="float" office:value="-0.110694183864923" calcext:value-type="float">
            <text:p>-0.110694183864923</text:p>
          </table:table-cell>
          <table:table-cell table:style-name="ce2" table:formula="of:=17*[.B29]+8*[.C29]-5*[.D29]" office:value-type="float" office:value="40" calcext:value-type="float">
            <text:p>40.000000000000000</text:p>
          </table:table-cell>
          <table:table-cell table:style-name="ce2" table:formula="of:=-3*[.B29]+20*[.C29]-6*[.D29]" office:value-type="float" office:value="0.000000000000302202707302968" calcext:value-type="float">
            <text:p>0.000000000000302</text:p>
          </table:table-cell>
          <table:table-cell table:style-name="ce2" table:formula="of:=[.B29]-3*[.C29]+14*[.D29]" office:value-type="float" office:value="-0.250000000000141" calcext:value-type="float">
            <text:p>-0.250000000000141</text:p>
          </table:table-cell>
          <table:table-cell table:style-name="ce2" table:formula="of:=SQRT([.E29]^2+[.F29]^2+[.G29]^2)" office:value-type="float" office:value="40.0007812423708" calcext:value-type="float">
            <text:p>40.000781242370800</text:p>
          </table:table-cell>
          <table:table-cell table:style-name="ce2" table:formula="of:=ABS([.B29]-[.B28])" office:value-type="float" office:value="0.000000000000122568621918617" calcext:value-type="float">
            <text:p>0.000000000000123</text:p>
          </table:table-cell>
          <table:table-cell table:style-name="ce2" table:formula="of:=ABS([.C29]-[.C28])" office:value-type="float" office:value="6.0507154842071E-015" calcext:value-type="float">
            <text:p>0.000000000000006</text:p>
          </table:table-cell>
          <table:table-cell table:style-name="ce2" table:formula="of:=ABS([.D29]-[.D28])" office:value-type="float" office:value="0.0000000000000108524300657109" calcext:value-type="float">
            <text:p>0.000000000000011</text:p>
          </table:table-cell>
          <table:table-cell table:style-name="ce2" table:formula="of:=SQRT([.I29]^2+[.J29]^2+[.K29]^2)" office:value-type="float" office:value="0.000000000000123196807893837" calcext:value-type="float">
            <text:p>0.00000000000012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(40-8*[.C29]+5*[.D29])/17" office:value-type="float" office:value="2.18198874296435" calcext:value-type="float">
            <text:p>2.181988742964350</text:p>
          </table:table-cell>
          <table:table-cell table:style-name="ce2" table:formula="of:=(3*[.B29]+6*[.D29])/20" office:value-type="float" office:value="0.294090056285175" calcext:value-type="float">
            <text:p>0.294090056285175</text:p>
          </table:table-cell>
          <table:table-cell table:style-name="ce2" table:formula="of:=((-1/4)-[.B29]+3*[.C29])/14" office:value-type="float" office:value="-0.110694183864912" calcext:value-type="float">
            <text:p>-0.110694183864912</text:p>
          </table:table-cell>
          <table:table-cell table:style-name="ce2" table:formula="of:=17*[.B30]+8*[.C30]-5*[.D30]" office:value-type="float" office:value="39.9999999999998" calcext:value-type="float">
            <text:p>39.999999999999800</text:p>
          </table:table-cell>
          <table:table-cell table:style-name="ce2" table:formula="of:=-3*[.B30]+20*[.C30]-6*[.D30]" office:value-type="float" office:value="-0.0000000000000618394224716212" calcext:value-type="float">
            <text:p>-0.000000000000062</text:p>
          </table:table-cell>
          <table:table-cell table:style-name="ce2" table:formula="of:=[.B30]-3*[.C30]+14*[.D30]" office:value-type="float" office:value="-0.249999999999954" calcext:value-type="float">
            <text:p>-0.249999999999954</text:p>
          </table:table-cell>
          <table:table-cell table:style-name="ce2" table:formula="of:=SQRT([.E30]^2+[.F30]^2+[.G30]^2)" office:value-type="float" office:value="40.0007812423706" calcext:value-type="float">
            <text:p>40.000781242370600</text:p>
          </table:table-cell>
          <table:table-cell table:style-name="ce2" table:formula="of:=ABS([.B30]-[.B29])" office:value-type="float" office:value="0" calcext:value-type="float">
            <text:p>0.000000000000000</text:p>
          </table:table-cell>
          <table:table-cell table:style-name="ce2" table:formula="of:=ABS([.C30]-[.C29])" office:value-type="float" office:value="0.0000000000000150990331349021" calcext:value-type="float">
            <text:p>0.000000000000015</text:p>
          </table:table-cell>
          <table:table-cell table:style-name="ce2" table:formula="of:=ABS([.D30]-[.D29])" office:value-type="float" office:value="0.0000000000000100475183728577" calcext:value-type="float">
            <text:p>0.000000000000010</text:p>
          </table:table-cell>
          <table:table-cell table:style-name="ce2" table:formula="of:=SQRT([.I30]^2+[.J30]^2+[.K30]^2)" office:value-type="float" office:value="0.0000000000000181365219119264" calcext:value-type="float">
            <text:p>0.000000000000018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(40-8*[.C30]+5*[.D30])/17" office:value-type="float" office:value="2.18198874296435" calcext:value-type="float">
            <text:p>2.181988742964350</text:p>
          </table:table-cell>
          <table:table-cell table:style-name="ce2" table:formula="of:=(3*[.B30]+6*[.D30])/20" office:value-type="float" office:value="0.294090056285178" calcext:value-type="float">
            <text:p>0.294090056285178</text:p>
          </table:table-cell>
          <table:table-cell table:style-name="ce2" table:formula="of:=((-1/4)-[.B30]+3*[.C30])/14" office:value-type="float" office:value="-0.110694183864916" calcext:value-type="float">
            <text:p>-0.110694183864916</text:p>
          </table:table-cell>
          <table:table-cell table:style-name="ce2" table:formula="of:=17*[.B31]+8*[.C31]-5*[.D31]" office:value-type="float" office:value="40" calcext:value-type="float">
            <text:p>40.000000000000000</text:p>
          </table:table-cell>
          <table:table-cell table:style-name="ce2" table:formula="of:=-3*[.B31]+20*[.C31]-6*[.D31]" office:value-type="float" office:value="-8.43769498715119E-015" calcext:value-type="float">
            <text:p>-0.000000000000008</text:p>
          </table:table-cell>
          <table:table-cell table:style-name="ce2" table:formula="of:=[.B31]-3*[.C31]+14*[.D31]" office:value-type="float" office:value="-0.25" calcext:value-type="float">
            <text:p>-0.250000000000000</text:p>
          </table:table-cell>
          <table:table-cell table:style-name="ce2" table:formula="of:=SQRT([.E31]^2+[.F31]^2+[.G31]^2)" office:value-type="float" office:value="40.0007812423708" calcext:value-type="float">
            <text:p>40.000781242370800</text:p>
          </table:table-cell>
          <table:table-cell table:style-name="ce2" table:formula="of:=ABS([.B31]-[.B30])" office:value-type="float" office:value="9.76996261670138E-015" calcext:value-type="float">
            <text:p>0.000000000000010</text:p>
          </table:table-cell>
          <table:table-cell table:style-name="ce2" table:formula="of:=ABS([.C31]-[.C30])" office:value-type="float" office:value="3.10862446895044E-015" calcext:value-type="float">
            <text:p>0.000000000000003</text:p>
          </table:table-cell>
          <table:table-cell table:style-name="ce2" table:formula="of:=ABS([.D31]-[.D30])" office:value-type="float" office:value="3.2612801348364E-015" calcext:value-type="float">
            <text:p>0.000000000000003</text:p>
          </table:table-cell>
          <table:table-cell table:style-name="ce2" table:formula="of:=SQRT([.I31]^2+[.J31]^2+[.K31]^2)" office:value-type="float" office:value="0.0000000000000107587947158861" calcext:value-type="float">
            <text:p>0.000000000000011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(40-8*[.C31]+5*[.D31])/17" office:value-type="float" office:value="2.18198874296435" calcext:value-type="float">
            <text:p>2.181988742964350</text:p>
          </table:table-cell>
          <table:table-cell table:style-name="ce2" table:formula="of:=(3*[.B31]+6*[.D31])/20" office:value-type="float" office:value="0.294090056285178" calcext:value-type="float">
            <text:p>0.294090056285178</text:p>
          </table:table-cell>
          <table:table-cell table:style-name="ce2" table:formula="of:=((-1/4)-[.B31]+3*[.C31])/14" office:value-type="float" office:value="-0.110694183864916" calcext:value-type="float">
            <text:p>-0.110694183864916</text:p>
          </table:table-cell>
          <table:table-cell table:style-name="ce2" table:formula="of:=17*[.B32]+8*[.C32]-5*[.D32]" office:value-type="float" office:value="40" calcext:value-type="float">
            <text:p>40.000000000000000</text:p>
          </table:table-cell>
          <table:table-cell table:style-name="ce2" table:formula="of:=-3*[.B32]+20*[.C32]-6*[.D32]" office:value-type="float" office:value="5.99520433297584E-015" calcext:value-type="float">
            <text:p>0.000000000000006</text:p>
          </table:table-cell>
          <table:table-cell table:style-name="ce2" table:formula="of:=[.B32]-3*[.C32]+14*[.D32]" office:value-type="float" office:value="-0.250000000000003" calcext:value-type="float">
            <text:p>-0.250000000000003</text:p>
          </table:table-cell>
          <table:table-cell table:style-name="ce2" table:formula="of:=SQRT([.E32]^2+[.F32]^2+[.G32]^2)" office:value-type="float" office:value="40.0007812423708" calcext:value-type="float">
            <text:p>40.000781242370800</text:p>
          </table:table-cell>
          <table:table-cell table:style-name="ce2" table:formula="of:=ABS([.B32]-[.B31])" office:value-type="float" office:value="0" calcext:value-type="float">
            <text:p>0.000000000000000</text:p>
          </table:table-cell>
          <table:table-cell table:style-name="ce2" table:formula="of:=ABS([.C32]-[.C31])" office:value-type="float" office:value="0" calcext:value-type="float">
            <text:p>0.000000000000000</text:p>
          </table:table-cell>
          <table:table-cell table:style-name="ce2" table:formula="of:=ABS([.D32]-[.D31])" office:value-type="float" office:value="0" calcext:value-type="float">
            <text:p>0.000000000000000</text:p>
          </table:table-cell>
          <table:table-cell table:style-name="ce2" table:formula="of:=SQRT([.I32]^2+[.J32]^2+[.K32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(40-8*[.C32]+5*[.D32])/17" office:value-type="float" office:value="2.18198874296435" calcext:value-type="float">
            <text:p>2.181988742964350</text:p>
          </table:table-cell>
          <table:table-cell table:style-name="ce2" table:formula="of:=(3*[.B32]+6*[.D32])/20" office:value-type="float" office:value="0.294090056285178" calcext:value-type="float">
            <text:p>0.294090056285178</text:p>
          </table:table-cell>
          <table:table-cell table:style-name="ce2" table:formula="of:=((-1/4)-[.B32]+3*[.C32])/14" office:value-type="float" office:value="-0.110694183864916" calcext:value-type="float">
            <text:p>-0.110694183864916</text:p>
          </table:table-cell>
          <table:table-cell table:style-name="ce2" table:formula="of:=17*[.B33]+8*[.C33]-5*[.D33]" office:value-type="float" office:value="40" calcext:value-type="float">
            <text:p>40.000000000000000</text:p>
          </table:table-cell>
          <table:table-cell table:style-name="ce2" table:formula="of:=-3*[.B33]+20*[.C33]-6*[.D33]" office:value-type="float" office:value="-2.66453525910038E-015" calcext:value-type="float">
            <text:p>-0.000000000000003</text:p>
          </table:table-cell>
          <table:table-cell table:style-name="ce2" table:formula="of:=[.B33]-3*[.C33]+14*[.D33]" office:value-type="float" office:value="-0.249999999999999" calcext:value-type="float">
            <text:p>-0.249999999999999</text:p>
          </table:table-cell>
          <table:table-cell table:style-name="ce2" table:formula="of:=SQRT([.E33]^2+[.F33]^2+[.G33]^2)" office:value-type="float" office:value="40.0007812423708" calcext:value-type="float">
            <text:p>40.000781242370800</text:p>
          </table:table-cell>
          <table:table-cell table:style-name="ce2" table:formula="of:=ABS([.B33]-[.B32])" office:value-type="float" office:value="0" calcext:value-type="float">
            <text:p>0.000000000000000</text:p>
          </table:table-cell>
          <table:table-cell table:style-name="ce2" table:formula="of:=ABS([.C33]-[.C32])" office:value-type="float" office:value="0" calcext:value-type="float">
            <text:p>0.000000000000000</text:p>
          </table:table-cell>
          <table:table-cell table:style-name="ce2" table:formula="of:=ABS([.D33]-[.D32])" office:value-type="float" office:value="0" calcext:value-type="float">
            <text:p>0.000000000000000</text:p>
          </table:table-cell>
          <table:table-cell table:style-name="ce2" table:formula="of:=SQRT([.I33]^2+[.J33]^2+[.K33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(40-8*[.C33]+5*[.D33])/17" office:value-type="float" office:value="2.18198874296435" calcext:value-type="float">
            <text:p>2.181988742964350</text:p>
          </table:table-cell>
          <table:table-cell table:style-name="ce2" table:formula="of:=(3*[.B33]+6*[.D33])/20" office:value-type="float" office:value="0.294090056285178" calcext:value-type="float">
            <text:p>0.294090056285178</text:p>
          </table:table-cell>
          <table:table-cell table:style-name="ce2" table:formula="of:=((-1/4)-[.B33]+3*[.C33])/14" office:value-type="float" office:value="-0.110694183864916" calcext:value-type="float">
            <text:p>-0.110694183864916</text:p>
          </table:table-cell>
          <table:table-cell table:style-name="ce2" table:formula="of:=17*[.B34]+8*[.C34]-5*[.D34]" office:value-type="float" office:value="40" calcext:value-type="float">
            <text:p>40.000000000000000</text:p>
          </table:table-cell>
          <table:table-cell table:style-name="ce2" table:formula="of:=-3*[.B34]+20*[.C34]-6*[.D34]" office:value-type="float" office:value="0" calcext:value-type="float">
            <text:p>0.000000000000000</text:p>
          </table:table-cell>
          <table:table-cell table:style-name="ce2" table:formula="of:=[.B34]-3*[.C34]+14*[.D34]" office:value-type="float" office:value="-0.25" calcext:value-type="float">
            <text:p>-0.250000000000000</text:p>
          </table:table-cell>
          <table:table-cell table:style-name="ce2" table:formula="of:=SQRT([.E34]^2+[.F34]^2+[.G34]^2)" office:value-type="float" office:value="40.0007812423708" calcext:value-type="float">
            <text:p>40.000781242370800</text:p>
          </table:table-cell>
          <table:table-cell table:style-name="ce2" table:formula="of:=ABS([.B34]-[.B33])" office:value-type="float" office:value="0" calcext:value-type="float">
            <text:p>0.000000000000000</text:p>
          </table:table-cell>
          <table:table-cell table:style-name="ce2" table:formula="of:=ABS([.C34]-[.C33])" office:value-type="float" office:value="0" calcext:value-type="float">
            <text:p>0.000000000000000</text:p>
          </table:table-cell>
          <table:table-cell table:style-name="ce2" table:formula="of:=ABS([.D34]-[.D33])" office:value-type="float" office:value="0" calcext:value-type="float">
            <text:p>0.000000000000000</text:p>
          </table:table-cell>
          <table:table-cell table:style-name="ce2" table:formula="of:=SQRT([.I34]^2+[.J34]^2+[.K34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 table:number-rows-repeated="36">
          <table:table-cell/>
          <table:table-cell table:style-name="ce2" table:number-columns-repeated="17"/>
          <table:table-cell table:number-columns-repeated="100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d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2" table:visibility="collapse" table:number-columns-repeated="2" table:default-cell-style-name="ce1"/>
        <table:table-column table:style-name="co2" table:default-cell-style-name="ce1"/>
        <table:table-column table:style-name="co9" table:number-columns-repeated="12" table:default-cell-style-name="ce1"/>
        <table:table-column table:style-name="co1" table:number-columns-repeated="1000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cu1</text:p>
          </table:table-cell>
          <table:table-cell office:value-type="string" calcext:value-type="string">
            <text:p>ecu2</text:p>
          </table:table-cell>
          <table:table-cell office:value-type="string" calcext:value-type="string">
            <text:p>ecu3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error3</text:p>
          </table:table-cell>
          <table:table-cell office:value-type="string" calcext:value-type="string">
            <text:p>error</text:p>
          </table:table-cell>
          <table:table-cell table:number-columns-repeated="1012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.000000000000000</text:p>
          </table:table-cell>
          <table:table-cell table:style-name="ce2" table:number-columns-repeated="1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(40-8*[.C2]+5*[.D2])/17" office:value-type="float" office:value="2.35294117647059" calcext:value-type="float">
            <text:p>2.352941176470590</text:p>
          </table:table-cell>
          <table:table-cell table:style-name="ce2" table:formula="of:=(3*[.B3]+6*[.D2])/20" office:value-type="float" office:value="0.352941176470588" calcext:value-type="float">
            <text:p>0.352941176470588</text:p>
          </table:table-cell>
          <table:table-cell table:style-name="ce2" table:formula="of:=((-1/4)-[.B3]+3*[.C3])/14" office:value-type="float" office:value="-0.110294117647059" calcext:value-type="float">
            <text:p>-0.110294117647059</text:p>
          </table:table-cell>
          <table:table-cell table:style-name="ce2" table:formula="of:=17*[.B3]+8*[.C3]-5*[.D3]-40" office:value-type="float" office:value="3.375" calcext:value-type="float">
            <text:p>3.375000000000000</text:p>
          </table:table-cell>
          <table:table-cell table:style-name="ce2" table:formula="of:=-3*[.B3]+20*[.C3]-6*[.D3]" office:value-type="float" office:value="0.661764705882353" calcext:value-type="float">
            <text:p>0.661764705882353</text:p>
          </table:table-cell>
          <table:table-cell table:style-name="ce2" table:formula="of:=[.B3]-3*[.C3]+14*[.D3]+1/4" office:value-type="float" office:value="0" calcext:value-type="float">
            <text:p>0.000000000000000</text:p>
          </table:table-cell>
          <table:table-cell table:style-name="ce2" table:formula="of:=SQRT([.E3]^2+[.F3]^2+[.G3]^2)" office:value-type="float" office:value="3.43926700416696" calcext:value-type="float">
            <text:p>3.439267004166960</text:p>
          </table:table-cell>
          <table:table-cell table:style-name="ce2" table:formula="of:=ABS([.B3]-[.B2])" office:value-type="float" office:value="2.35294117647059" calcext:value-type="float">
            <text:p>2.352941176470590</text:p>
          </table:table-cell>
          <table:table-cell table:style-name="ce2" table:formula="of:=ABS([.C3]-[.C2])" office:value-type="float" office:value="0.352941176470588" calcext:value-type="float">
            <text:p>0.352941176470588</text:p>
          </table:table-cell>
          <table:table-cell table:style-name="ce2" table:formula="of:=ABS([.D3]-[.D2])" office:value-type="float" office:value="0.110294117647059" calcext:value-type="float">
            <text:p>0.110294117647059</text:p>
          </table:table-cell>
          <table:table-cell table:style-name="ce2" table:formula="of:=SQRT([.I3]^2+[.J3]^2+[.K3]^2)" office:value-type="float" office:value="2.38181956629103" calcext:value-type="float">
            <text:p>2.38181956629103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(40-8*[.C3]+5*[.D3])/17" office:value-type="float" office:value="2.15441176470588" calcext:value-type="float">
            <text:p>2.154411764705880</text:p>
          </table:table-cell>
          <table:table-cell table:style-name="ce2" table:formula="of:=(3*[.B4]+6*[.D3])/20" office:value-type="float" office:value="0.290073529411765" calcext:value-type="float">
            <text:p>0.290073529411765</text:p>
          </table:table-cell>
          <table:table-cell table:style-name="ce2" table:formula="of:=((-1/4)-[.B4]+3*[.C4])/14" office:value-type="float" office:value="-0.109585084033613" calcext:value-type="float">
            <text:p>-0.109585084033613</text:p>
          </table:table-cell>
          <table:table-cell table:style-name="ce2" table:formula="of:=17*[.B4]+8*[.C4]-5*[.D4]-40" office:value-type="float" office:value="-0.506486344537812" calcext:value-type="float">
            <text:p>-0.506486344537812</text:p>
          </table:table-cell>
          <table:table-cell table:style-name="ce2" table:formula="of:=-3*[.B4]+20*[.C4]-6*[.D4]" office:value-type="float" office:value="-0.00425420168067259" calcext:value-type="float">
            <text:p>-0.004254201680673</text:p>
          </table:table-cell>
          <table:table-cell table:style-name="ce2" table:formula="of:=[.B4]-3*[.C4]+14*[.D4]+1/4" office:value-type="float" office:value="0" calcext:value-type="float">
            <text:p>0.000000000000000</text:p>
          </table:table-cell>
          <table:table-cell table:style-name="ce2" table:formula="of:=SQRT([.E4]^2+[.F4]^2+[.G4]^2)" office:value-type="float" office:value="0.506504210678663" calcext:value-type="float">
            <text:p>0.506504210678663</text:p>
          </table:table-cell>
          <table:table-cell table:style-name="ce2" table:formula="of:=ABS([.B4]-[.B3])" office:value-type="float" office:value="0.198529411764706" calcext:value-type="float">
            <text:p>0.198529411764706</text:p>
          </table:table-cell>
          <table:table-cell table:style-name="ce2" table:formula="of:=ABS([.C4]-[.C3])" office:value-type="float" office:value="0.0628676470588235" calcext:value-type="float">
            <text:p>0.062867647058824</text:p>
          </table:table-cell>
          <table:table-cell table:style-name="ce2" table:formula="of:=ABS([.D4]-[.D3])" office:value-type="float" office:value="0.000709033613445403" calcext:value-type="float">
            <text:p>0.000709033613445</text:p>
          </table:table-cell>
          <table:table-cell table:style-name="ce2" table:formula="of:=SQRT([.I4]^2+[.J4]^2+[.K4]^2)" office:value-type="float" office:value="0.208246899403132" calcext:value-type="float">
            <text:p>0.208246899403132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(40-8*[.C4]+5*[.D4])/17" office:value-type="float" office:value="2.18420507909046" calcext:value-type="float">
            <text:p>2.184205079090460</text:p>
          </table:table-cell>
          <table:table-cell table:style-name="ce2" table:formula="of:=(3*[.B5]+6*[.D4])/20" office:value-type="float" office:value="0.294755236653485" calcext:value-type="float">
            <text:p>0.294755236653485</text:p>
          </table:table-cell>
          <table:table-cell table:style-name="ce2" table:formula="of:=((-1/4)-[.B5]+3*[.C5])/14" office:value-type="float" office:value="-0.110709954937857" calcext:value-type="float">
            <text:p>-0.110709954937857</text:p>
          </table:table-cell>
          <table:table-cell table:style-name="ce2" table:formula="of:=17*[.B5]+8*[.C5]-5*[.D5]-40" office:value-type="float" office:value="0.043078012454977" calcext:value-type="float">
            <text:p>0.043078012454977</text:p>
          </table:table-cell>
          <table:table-cell table:style-name="ce2" table:formula="of:=-3*[.B5]+20*[.C5]-6*[.D5]" office:value-type="float" office:value="0.00674922542546419" calcext:value-type="float">
            <text:p>0.006749225425464</text:p>
          </table:table-cell>
          <table:table-cell table:style-name="ce2" table:formula="of:=[.B5]-3*[.C5]+14*[.D5]+1/4" office:value-type="float" office:value="0" calcext:value-type="float">
            <text:p>0.000000000000000</text:p>
          </table:table-cell>
          <table:table-cell table:style-name="ce2" table:formula="of:=SQRT([.E5]^2+[.F5]^2+[.G5]^2)" office:value-type="float" office:value="0.0436035228039534" calcext:value-type="float">
            <text:p>0.043603522803954</text:p>
          </table:table-cell>
          <table:table-cell table:style-name="ce2" table:formula="of:=ABS([.B5]-[.B4])" office:value-type="float" office:value="0.0297933143845772" calcext:value-type="float">
            <text:p>0.029793314384577</text:p>
          </table:table-cell>
          <table:table-cell table:style-name="ce2" table:formula="of:=ABS([.C5]-[.C4])" office:value-type="float" office:value="0.00468170724172023" calcext:value-type="float">
            <text:p>0.004681707241720</text:p>
          </table:table-cell>
          <table:table-cell table:style-name="ce2" table:formula="of:=ABS([.D5]-[.D4])" office:value-type="float" office:value="0.00112487090424404" calcext:value-type="float">
            <text:p>0.001124870904244</text:p>
          </table:table-cell>
          <table:table-cell table:style-name="ce2" table:formula="of:=SQRT([.I5]^2+[.J5]^2+[.K5]^2)" office:value-type="float" office:value="0.0301798823600531" calcext:value-type="float">
            <text:p>0.03017988236005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(40-8*[.C5]+5*[.D5])/17" office:value-type="float" office:value="2.18167107835781" calcext:value-type="float">
            <text:p>2.181671078357810</text:p>
          </table:table-cell>
          <table:table-cell table:style-name="ce2" table:formula="of:=(3*[.B6]+6*[.D5])/20" office:value-type="float" office:value="0.294037675272315" calcext:value-type="float">
            <text:p>0.294037675272315</text:p>
          </table:table-cell>
          <table:table-cell table:style-name="ce2" table:formula="of:=((-1/4)-[.B6]+3*[.C6])/14" office:value-type="float" office:value="-0.110682718038634" calcext:value-type="float">
            <text:p>-0.110682718038634</text:p>
          </table:table-cell>
          <table:table-cell table:style-name="ce2" table:formula="of:=17*[.B6]+8*[.C6]-5*[.D6]-40" office:value-type="float" office:value="-0.00587667554547977" calcext:value-type="float">
            <text:p>-0.005876675545480</text:p>
          </table:table-cell>
          <table:table-cell table:style-name="ce2" table:formula="of:=-3*[.B6]+20*[.C6]-6*[.D6]" office:value-type="float" office:value="-0.000163421395343644" calcext:value-type="float">
            <text:p>-0.000163421395344</text:p>
          </table:table-cell>
          <table:table-cell table:style-name="ce2" table:formula="of:=[.B6]-3*[.C6]+14*[.D6]+1/4" office:value-type="float" office:value="0" calcext:value-type="float">
            <text:p>0.000000000000000</text:p>
          </table:table-cell>
          <table:table-cell table:style-name="ce2" table:formula="of:=SQRT([.E6]^2+[.F6]^2+[.G6]^2)" office:value-type="float" office:value="0.00587894735639774" calcext:value-type="float">
            <text:p>0.005878947356398</text:p>
          </table:table-cell>
          <table:table-cell table:style-name="ce2" table:formula="of:=ABS([.B6]-[.B5])" office:value-type="float" office:value="0.00253400073264576" calcext:value-type="float">
            <text:p>0.002534000732646</text:p>
          </table:table-cell>
          <table:table-cell table:style-name="ce2" table:formula="of:=ABS([.C6]-[.C5])" office:value-type="float" office:value="0.000717561381170129" calcext:value-type="float">
            <text:p>0.000717561381170</text:p>
          </table:table-cell>
          <table:table-cell table:style-name="ce2" table:formula="of:=ABS([.D6]-[.D5])" office:value-type="float" office:value="0.0000272368992239591" calcext:value-type="float">
            <text:p>0.000027236899224</text:p>
          </table:table-cell>
          <table:table-cell table:style-name="ce2" table:formula="of:=SQRT([.I6]^2+[.J6]^2+[.K6]^2)" office:value-type="float" office:value="0.00263377977391341" calcext:value-type="float">
            <text:p>0.00263377977391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(40-8*[.C6]+5*[.D6])/17" office:value-type="float" office:value="2.18201676515461" calcext:value-type="float">
            <text:p>2.182016765154610</text:p>
          </table:table-cell>
          <table:table-cell table:style-name="ce2" table:formula="of:=(3*[.B7]+6*[.D6])/20" office:value-type="float" office:value="0.294097699361601" calcext:value-type="float">
            <text:p>0.294097699361601</text:p>
          </table:table-cell>
          <table:table-cell table:style-name="ce2" table:formula="of:=((-1/4)-[.B7]+3*[.C7])/14" office:value-type="float" office:value="-0.110694547647843" calcext:value-type="float">
            <text:p>-0.110694547647843</text:p>
          </table:table-cell>
          <table:table-cell table:style-name="ce2" table:formula="of:=17*[.B7]+8*[.C7]-5*[.D7]-40" office:value-type="float" office:value="0.000539340760333573" calcext:value-type="float">
            <text:p>0.000539340760334</text:p>
          </table:table-cell>
          <table:table-cell table:style-name="ce2" table:formula="of:=-3*[.B7]+20*[.C7]-6*[.D7]" office:value-type="float" office:value="0.0000709776552572094" calcext:value-type="float">
            <text:p>0.000070977655257</text:p>
          </table:table-cell>
          <table:table-cell table:style-name="ce2" table:formula="of:=[.B7]-3*[.C7]+14*[.D7]+1/4" office:value-type="float" office:value="0" calcext:value-type="float">
            <text:p>0.000000000000000</text:p>
          </table:table-cell>
          <table:table-cell table:style-name="ce2" table:formula="of:=SQRT([.E7]^2+[.F7]^2+[.G7]^2)" office:value-type="float" office:value="0.000543991069139014" calcext:value-type="float">
            <text:p>0.000543991069139</text:p>
          </table:table-cell>
          <table:table-cell table:style-name="ce2" table:formula="of:=ABS([.B7]-[.B6])" office:value-type="float" office:value="0.000345686796793032" calcext:value-type="float">
            <text:p>0.000345686796793</text:p>
          </table:table-cell>
          <table:table-cell table:style-name="ce2" table:formula="of:=ABS([.C7]-[.C6])" office:value-type="float" office:value="0.0000600240892861259" calcext:value-type="float">
            <text:p>0.000060024089286</text:p>
          </table:table-cell>
          <table:table-cell table:style-name="ce2" table:formula="of:=ABS([.D7]-[.D6])" office:value-type="float" office:value="0.0000118296092096182" calcext:value-type="float">
            <text:p>0.000011829609210</text:p>
          </table:table-cell>
          <table:table-cell table:style-name="ce2" table:formula="of:=SQRT([.I7]^2+[.J7]^2+[.K7]^2)" office:value-type="float" office:value="0.000351058673765096" calcext:value-type="float">
            <text:p>0.000351058673765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(40-8*[.C7]+5*[.D7])/17" office:value-type="float" office:value="2.18198503922753" calcext:value-type="float">
            <text:p>2.181985039227530</text:p>
          </table:table-cell>
          <table:table-cell table:style-name="ce2" table:formula="of:=(3*[.B8]+6*[.D7])/20" office:value-type="float" office:value="0.294089391589776" calcext:value-type="float">
            <text:p>0.294089391589776</text:p>
          </table:table-cell>
          <table:table-cell table:style-name="ce2" table:formula="of:=((-1/4)-[.B8]+3*[.C8])/14" office:value-type="float" office:value="-0.110694061747014" calcext:value-type="float">
            <text:p>-0.110694061747014</text:p>
          </table:table-cell>
          <table:table-cell table:style-name="ce2" table:formula="of:=17*[.B8]+8*[.C8]-5*[.D8]-40" office:value-type="float" office:value="-0.0000688916787368043" calcext:value-type="float">
            <text:p>-0.000068891678737</text:p>
          </table:table-cell>
          <table:table-cell table:style-name="ce2" table:formula="of:=-3*[.B8]+20*[.C8]-6*[.D8]" office:value-type="float" office:value="-0.0000029154049734359" calcext:value-type="float">
            <text:p>-0.000002915404973</text:p>
          </table:table-cell>
          <table:table-cell table:style-name="ce2" table:formula="of:=[.B8]-3*[.C8]+14*[.D8]+1/4" office:value-type="float" office:value="0" calcext:value-type="float">
            <text:p>0.000000000000000</text:p>
          </table:table-cell>
          <table:table-cell table:style-name="ce2" table:formula="of:=SQRT([.E8]^2+[.F8]^2+[.G8]^2)" office:value-type="float" office:value="0.0000689533391891516" calcext:value-type="float">
            <text:p>0.000068953339189</text:p>
          </table:table-cell>
          <table:table-cell table:style-name="ce2" table:formula="of:=ABS([.B8]-[.B7])" office:value-type="float" office:value="0.000031725927078341" calcext:value-type="float">
            <text:p>0.000031725927078</text:p>
          </table:table-cell>
          <table:table-cell table:style-name="ce2" table:formula="of:=ABS([.C8]-[.C7])" office:value-type="float" office:value="0.00000830777182458942" calcext:value-type="float">
            <text:p>0.000008307771825</text:p>
          </table:table-cell>
          <table:table-cell table:style-name="ce2" table:formula="of:=ABS([.D8]-[.D7])" office:value-type="float" office:value="0.000000485900828905983" calcext:value-type="float">
            <text:p>0.000000485900829</text:p>
          </table:table-cell>
          <table:table-cell table:style-name="ce2" table:formula="of:=SQRT([.I8]^2+[.J8]^2+[.K8]^2)" office:value-type="float" office:value="0.0000327992320227956" calcext:value-type="float">
            <text:p>0.00003279923202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(40-8*[.C8]+5*[.D8])/17" office:value-type="float" office:value="2.18198909167922" calcext:value-type="float">
            <text:p>2.181989091679220</text:p>
          </table:table-cell>
          <table:table-cell table:style-name="ce2" table:formula="of:=(3*[.B9]+6*[.D8])/20" office:value-type="float" office:value="0.294090145227779" calcext:value-type="float">
            <text:p>0.294090145227779</text:p>
          </table:table-cell>
          <table:table-cell table:style-name="ce2" table:formula="of:=((-1/4)-[.B9]+3*[.C9])/14" office:value-type="float" office:value="-0.110694189713992" calcext:value-type="float">
            <text:p>-0.110694189713992</text:p>
          </table:table-cell>
          <table:table-cell table:style-name="ce2" table:formula="of:=17*[.B9]+8*[.C9]-5*[.D9]-40" office:value-type="float" office:value="0.00000666893890866049" calcext:value-type="float">
            <text:p>0.000006668938909</text:p>
          </table:table-cell>
          <table:table-cell table:style-name="ce2" table:formula="of:=-3*[.B9]+20*[.C9]-6*[.D9]" office:value-type="float" office:value="0.000000767801864309803" calcext:value-type="float">
            <text:p>0.000000767801864</text:p>
          </table:table-cell>
          <table:table-cell table:style-name="ce2" table:formula="of:=[.B9]-3*[.C9]+14*[.D9]+1/4" office:value-type="float" office:value="0" calcext:value-type="float">
            <text:p>0.000000000000000</text:p>
          </table:table-cell>
          <table:table-cell table:style-name="ce2" table:formula="of:=SQRT([.E9]^2+[.F9]^2+[.G9]^2)" office:value-type="float" office:value="0.0000067129923186522" calcext:value-type="float">
            <text:p>0.000006712992319</text:p>
          </table:table-cell>
          <table:table-cell table:style-name="ce2" table:formula="of:=ABS([.B9]-[.B8])" office:value-type="float" office:value="0.0000040524516902174" calcext:value-type="float">
            <text:p>0.000004052451690</text:p>
          </table:table-cell>
          <table:table-cell table:style-name="ce2" table:formula="of:=ABS([.C9]-[.C8])" office:value-type="float" office:value="0.000000753638002226609" calcext:value-type="float">
            <text:p>0.000000753638002</text:p>
          </table:table-cell>
          <table:table-cell table:style-name="ce2" table:formula="of:=ABS([.D9]-[.D8])" office:value-type="float" office:value="0.000000127966977389593" calcext:value-type="float">
            <text:p>0.000000127966977</text:p>
          </table:table-cell>
          <table:table-cell table:style-name="ce2" table:formula="of:=SQRT([.I9]^2+[.J9]^2+[.K9]^2)" office:value-type="float" office:value="0.00000412391931143763" calcext:value-type="float">
            <text:p>0.000004123919311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(40-8*[.C9]+5*[.D9])/17" office:value-type="float" office:value="2.18198869938869" calcext:value-type="float">
            <text:p>2.181988699388690</text:p>
          </table:table-cell>
          <table:table-cell table:style-name="ce2" table:formula="of:=(3*[.B10]+6*[.D9])/20" office:value-type="float" office:value="0.294090047994107" calcext:value-type="float">
            <text:p>0.294090047994107</text:p>
          </table:table-cell>
          <table:table-cell table:style-name="ce2" table:formula="of:=((-1/4)-[.B10]+3*[.C10])/14" office:value-type="float" office:value="-0.110694182529027" calcext:value-type="float">
            <text:p>-0.110694182529027</text:p>
          </table:table-cell>
          <table:table-cell table:style-name="ce2" table:formula="of:=17*[.B10]+8*[.C10]-5*[.D10]-40" office:value-type="float" office:value="-0.000000813794208909258" calcext:value-type="float">
            <text:p>-0.000000813794209</text:p>
          </table:table-cell>
          <table:table-cell table:style-name="ce2" table:formula="of:=-3*[.B10]+20*[.C10]-6*[.D10]" office:value-type="float" office:value="-0.0000000431097896269606" calcext:value-type="float">
            <text:p>-0.000000043109790</text:p>
          </table:table-cell>
          <table:table-cell table:style-name="ce2" table:formula="of:=[.B10]-3*[.C10]+14*[.D10]+1/4" office:value-type="float" office:value="0" calcext:value-type="float">
            <text:p>0.000000000000000</text:p>
          </table:table-cell>
          <table:table-cell table:style-name="ce2" table:formula="of:=SQRT([.E10]^2+[.F10]^2+[.G10]^2)" office:value-type="float" office:value="0.00000081493525412509" calcext:value-type="float">
            <text:p>0.000000814935254</text:p>
          </table:table-cell>
          <table:table-cell table:style-name="ce2" table:formula="of:=ABS([.B10]-[.B9])" office:value-type="float" office:value="0.000000392290524064975" calcext:value-type="float">
            <text:p>0.000000392290524</text:p>
          </table:table-cell>
          <table:table-cell table:style-name="ce2" table:formula="of:=ABS([.C10]-[.C9])" office:value-type="float" office:value="0.0000000972336718918498" calcext:value-type="float">
            <text:p>0.000000097233672</text:p>
          </table:table-cell>
          <table:table-cell table:style-name="ce2" table:formula="of:=ABS([.D10]-[.D9])" office:value-type="float" office:value="0.00000000718496487306375" calcext:value-type="float">
            <text:p>0.000000007184965</text:p>
          </table:table-cell>
          <table:table-cell table:style-name="ce2" table:formula="of:=SQRT([.I10]^2+[.J10]^2+[.K10]^2)" office:value-type="float" office:value="0.00000040422501894486" calcext:value-type="float">
            <text:p>0.000000404225019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(40-8*[.C10]+5*[.D10])/17" office:value-type="float" office:value="2.18198874725894" calcext:value-type="float">
            <text:p>2.181988747258940</text:p>
          </table:table-cell>
          <table:table-cell table:style-name="ce2" table:formula="of:=(3*[.B11]+6*[.D10])/20" office:value-type="float" office:value="0.294090057330133" calcext:value-type="float">
            <text:p>0.294090057330133</text:p>
          </table:table-cell>
          <table:table-cell table:style-name="ce2" table:formula="of:=((-1/4)-[.B11]+3*[.C11])/14" office:value-type="float" office:value="-0.110694183947753" calcext:value-type="float">
            <text:p>-0.110694183947753</text:p>
          </table:table-cell>
          <table:table-cell table:style-name="ce2" table:formula="of:=17*[.B11]+8*[.C11]-5*[.D11]-40" office:value-type="float" office:value="0.0000000817818417431226" calcext:value-type="float">
            <text:p>0.000000081781842</text:p>
          </table:table-cell>
          <table:table-cell table:style-name="ce2" table:formula="of:=-3*[.B11]+20*[.C11]-6*[.D11]" office:value-type="float" office:value="0.00000000851235737453493" calcext:value-type="float">
            <text:p>0.000000008512357</text:p>
          </table:table-cell>
          <table:table-cell table:style-name="ce2" table:formula="of:=[.B11]-3*[.C11]+14*[.D11]+1/4" office:value-type="float" office:value="0" calcext:value-type="float">
            <text:p>0.000000000000000</text:p>
          </table:table-cell>
          <table:table-cell table:style-name="ce2" table:formula="of:=SQRT([.E11]^2+[.F11]^2+[.G11]^2)" office:value-type="float" office:value="0.0000000822236575869072" calcext:value-type="float">
            <text:p>0.000000082223658</text:p>
          </table:table-cell>
          <table:table-cell table:style-name="ce2" table:formula="of:=ABS([.B11]-[.B10])" office:value-type="float" office:value="0.0000000478702473216686" calcext:value-type="float">
            <text:p>0.000000047870247</text:p>
          </table:table-cell>
          <table:table-cell table:style-name="ce2" table:formula="of:=ABS([.C11]-[.C10])" office:value-type="float" office:value="0.00000000933602661845612" calcext:value-type="float">
            <text:p>0.000000009336027</text:p>
          </table:table-cell>
          <table:table-cell table:style-name="ce2" table:formula="of:=ABS([.D11]-[.D10])" office:value-type="float" office:value="0.00000000141872624759287" calcext:value-type="float">
            <text:p>0.000000001418726</text:p>
          </table:table-cell>
          <table:table-cell table:style-name="ce2" table:formula="of:=SQRT([.I11]^2+[.J11]^2+[.K11]^2)" office:value-type="float" office:value="0.00000004879277360249" calcext:value-type="float">
            <text:p>0.000000048792774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(40-8*[.C11]+5*[.D11])/17" office:value-type="float" office:value="2.18198874244825" calcext:value-type="float">
            <text:p>2.181988742448250</text:p>
          </table:table-cell>
          <table:table-cell table:style-name="ce2" table:formula="of:=(3*[.B12]+6*[.D11])/20" office:value-type="float" office:value="0.294090056182911" calcext:value-type="float">
            <text:p>0.294090056182911</text:p>
          </table:table-cell>
          <table:table-cell table:style-name="ce2" table:formula="of:=((-1/4)-[.B12]+3*[.C12])/14" office:value-type="float" office:value="-0.110694183849965" calcext:value-type="float">
            <text:p>-0.110694183849965</text:p>
          </table:table-cell>
          <table:table-cell table:style-name="ce2" table:formula="of:=17*[.B12]+8*[.C12]-5*[.D12]-40" office:value-type="float" office:value="-0.00000000966672075719544" calcext:value-type="float">
            <text:p>-0.000000009666721</text:p>
          </table:table-cell>
          <table:table-cell table:style-name="ce2" table:formula="of:=-3*[.B12]+20*[.C12]-6*[.D12]" office:value-type="float" office:value="-0.000000000586726556228712" calcext:value-type="float">
            <text:p>-0.000000000586727</text:p>
          </table:table-cell>
          <table:table-cell table:style-name="ce2" table:formula="of:=[.B12]-3*[.C12]+14*[.D12]+1/4" office:value-type="float" office:value="0" calcext:value-type="float">
            <text:p>0.000000000000000</text:p>
          </table:table-cell>
          <table:table-cell table:style-name="ce2" table:formula="of:=SQRT([.E12]^2+[.F12]^2+[.G12]^2)" office:value-type="float" office:value="0.00000000968451022248297" calcext:value-type="float">
            <text:p>0.000000009684510</text:p>
          </table:table-cell>
          <table:table-cell table:style-name="ce2" table:formula="of:=ABS([.B12]-[.B11])" office:value-type="float" office:value="0.00000000481069672986223" calcext:value-type="float">
            <text:p>0.000000004810697</text:p>
          </table:table-cell>
          <table:table-cell table:style-name="ce2" table:formula="of:=ABS([.C12]-[.C11])" office:value-type="float" office:value="0.00000000114722242816612" calcext:value-type="float">
            <text:p>0.000000001147222</text:p>
          </table:table-cell>
          <table:table-cell table:style-name="ce2" table:formula="of:=ABS([.D12]-[.D11])" office:value-type="float" office:value="0.0000000000977878056307446" calcext:value-type="float">
            <text:p>0.000000000097788</text:p>
          </table:table-cell>
          <table:table-cell table:style-name="ce2" table:formula="of:=SQRT([.I12]^2+[.J12]^2+[.K12]^2)" office:value-type="float" office:value="0.00000000494656292604517" calcext:value-type="float">
            <text:p>0.00000000494656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(40-8*[.C12]+5*[.D12])/17" office:value-type="float" office:value="2.18198874301688" calcext:value-type="float">
            <text:p>2.181988743016880</text:p>
          </table:table-cell>
          <table:table-cell table:style-name="ce2" table:formula="of:=(3*[.B13]+6*[.D12])/20" office:value-type="float" office:value="0.294090056297542" calcext:value-type="float">
            <text:p>0.294090056297542</text:p>
          </table:table-cell>
          <table:table-cell table:style-name="ce2" table:formula="of:=((-1/4)-[.B13]+3*[.C13])/14" office:value-type="float" office:value="-0.110694183866018" calcext:value-type="float">
            <text:p>-0.110694183866018</text:p>
          </table:table-cell>
          <table:table-cell table:style-name="ce2" table:formula="of:=17*[.B13]+8*[.C13]-5*[.D13]-40" office:value-type="float" office:value="0.000000000997310678485519" calcext:value-type="float">
            <text:p>0.000000000997311</text:p>
          </table:table-cell>
          <table:table-cell table:style-name="ce2" table:formula="of:=-3*[.B13]+20*[.C13]-6*[.D13]" office:value-type="float" office:value="0.0000000000963159552114234" calcext:value-type="float">
            <text:p>0.000000000096316</text:p>
          </table:table-cell>
          <table:table-cell table:style-name="ce2" table:formula="of:=[.B13]-3*[.C13]+14*[.D13]+1/4" office:value-type="float" office:value="0" calcext:value-type="float">
            <text:p>0.000000000000000</text:p>
          </table:table-cell>
          <table:table-cell table:style-name="ce2" table:formula="of:=SQRT([.E13]^2+[.F13]^2+[.G13]^2)" office:value-type="float" office:value="0.00000000100195077356601" calcext:value-type="float">
            <text:p>0.000000001001951</text:p>
          </table:table-cell>
          <table:table-cell table:style-name="ce2" table:formula="of:=ABS([.B13]-[.B12])" office:value-type="float" office:value="0.000000000568630920128044" calcext:value-type="float">
            <text:p>0.000000000568631</text:p>
          </table:table-cell>
          <table:table-cell table:style-name="ce2" table:formula="of:=ABS([.C13]-[.C12])" office:value-type="float" office:value="0.000000000114630971381757" calcext:value-type="float">
            <text:p>0.000000000114631</text:p>
          </table:table-cell>
          <table:table-cell table:style-name="ce2" table:formula="of:=ABS([.D13]-[.D12])" office:value-type="float" office:value="0.0000000000160527147130551" calcext:value-type="float">
            <text:p>0.000000000016053</text:p>
          </table:table-cell>
          <table:table-cell table:style-name="ce2" table:formula="of:=SQRT([.I13]^2+[.J13]^2+[.K13]^2)" office:value-type="float" office:value="0.00000000058029223032473" calcext:value-type="float">
            <text:p>0.000000000580292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(40-8*[.C13]+5*[.D13])/17" office:value-type="float" office:value="2.18198874295821" calcext:value-type="float">
            <text:p>2.181988742958210</text:p>
          </table:table-cell>
          <table:table-cell table:style-name="ce2" table:formula="of:=(3*[.B14]+6*[.D13])/20" office:value-type="float" office:value="0.294090056283926" calcext:value-type="float">
            <text:p>0.294090056283926</text:p>
          </table:table-cell>
          <table:table-cell table:style-name="ce2" table:formula="of:=((-1/4)-[.B14]+3*[.C14])/14" office:value-type="float" office:value="-0.110694183864745" calcext:value-type="float">
            <text:p>-0.110694183864745</text:p>
          </table:table-cell>
          <table:table-cell table:style-name="ce2" table:formula="of:=17*[.B14]+8*[.C14]-5*[.D14]-40" office:value-type="float" office:value="-0.000000000115278453449719" calcext:value-type="float">
            <text:p>-0.000000000115278</text:p>
          </table:table-cell>
          <table:table-cell table:style-name="ce2" table:formula="of:=-3*[.B14]+20*[.C14]-6*[.D14]" office:value-type="float" office:value="-0.00000000000763655805258168" calcext:value-type="float">
            <text:p>-0.000000000007637</text:p>
          </table:table-cell>
          <table:table-cell table:style-name="ce2" table:formula="of:=[.B14]-3*[.C14]+14*[.D14]+1/4" office:value-type="float" office:value="0" calcext:value-type="float">
            <text:p>0.000000000000000</text:p>
          </table:table-cell>
          <table:table-cell table:style-name="ce2" table:formula="of:=SQRT([.E14]^2+[.F14]^2+[.G14]^2)" office:value-type="float" office:value="0.00000000011553111636546" calcext:value-type="float">
            <text:p>0.000000000115531</text:p>
          </table:table-cell>
          <table:table-cell table:style-name="ce2" table:formula="of:=ABS([.B14]-[.B13])" office:value-type="float" office:value="0.0000000000586655168888228" calcext:value-type="float">
            <text:p>0.000000000058666</text:p>
          </table:table-cell>
          <table:table-cell table:style-name="ce2" table:formula="of:=ABS([.C14]-[.C13])" office:value-type="float" office:value="0.0000000000136156086405492" calcext:value-type="float">
            <text:p>0.000000000013616</text:p>
          </table:table-cell>
          <table:table-cell table:style-name="ce2" table:formula="of:=ABS([.D14]-[.D13])" office:value-type="float" office:value="0.00000000000127277355321809" calcext:value-type="float">
            <text:p>0.000000000001273</text:p>
          </table:table-cell>
          <table:table-cell table:style-name="ce2" table:formula="of:=SQRT([.I14]^2+[.J14]^2+[.K14]^2)" office:value-type="float" office:value="0.0000000000602382571378283" calcext:value-type="float">
            <text:p>0.000000000060238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(40-8*[.C14]+5*[.D14])/17" office:value-type="float" office:value="2.18198874296499" calcext:value-type="float">
            <text:p>2.181988742964990</text:p>
          </table:table-cell>
          <table:table-cell table:style-name="ce2" table:formula="of:=(3*[.B15]+6*[.D14])/20" office:value-type="float" office:value="0.294090056285325" calcext:value-type="float">
            <text:p>0.294090056285325</text:p>
          </table:table-cell>
          <table:table-cell table:style-name="ce2" table:formula="of:=((-1/4)-[.B15]+3*[.C15])/14" office:value-type="float" office:value="-0.11069418386493" calcext:value-type="float">
            <text:p>-0.110694183864930</text:p>
          </table:table-cell>
          <table:table-cell table:style-name="ce2" table:formula="of:=17*[.B15]+8*[.C15]-5*[.D15]-40" office:value-type="float" office:value="0.0000000000121076482173521" calcext:value-type="float">
            <text:p>0.000000000012108</text:p>
          </table:table-cell>
          <table:table-cell table:style-name="ce2" table:formula="of:=-3*[.B15]+20*[.C15]-6*[.D15]" office:value-type="float" office:value="0.00000000000110755848936606" calcext:value-type="float">
            <text:p>0.000000000001108</text:p>
          </table:table-cell>
          <table:table-cell table:style-name="ce2" table:formula="of:=[.B15]-3*[.C15]+14*[.D15]+1/4" office:value-type="float" office:value="0" calcext:value-type="float">
            <text:p>0.000000000000000</text:p>
          </table:table-cell>
          <table:table-cell table:style-name="ce2" table:formula="of:=SQRT([.E15]^2+[.F15]^2+[.G15]^2)" office:value-type="float" office:value="0.0000000000121582001613116" calcext:value-type="float">
            <text:p>0.000000000012158</text:p>
          </table:table-cell>
          <table:table-cell table:style-name="ce2" table:formula="of:=ABS([.B15]-[.B14])" office:value-type="float" office:value="0.00000000000678124223441046" calcext:value-type="float">
            <text:p>0.000000000006781</text:p>
          </table:table-cell>
          <table:table-cell table:style-name="ce2" table:formula="of:=ABS([.C15]-[.C14])" office:value-type="float" office:value="0.00000000000139904754448139" calcext:value-type="float">
            <text:p>0.000000000001399</text:p>
          </table:table-cell>
          <table:table-cell table:style-name="ce2" table:formula="of:=ABS([.D15]-[.D14])" office:value-type="float" office:value="0.000000000000184574577843932" calcext:value-type="float">
            <text:p>0.000000000000185</text:p>
          </table:table-cell>
          <table:table-cell table:style-name="ce2" table:formula="of:=SQRT([.I15]^2+[.J15]^2+[.K15]^2)" office:value-type="float" office:value="0.00000000000692651774330058" calcext:value-type="float">
            <text:p>0.000000000006927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(40-8*[.C15]+5*[.D15])/17" office:value-type="float" office:value="2.18198874296428" calcext:value-type="float">
            <text:p>2.181988742964280</text:p>
          </table:table-cell>
          <table:table-cell table:style-name="ce2" table:formula="of:=(3*[.B16]+6*[.D15])/20" office:value-type="float" office:value="0.294090056285163" calcext:value-type="float">
            <text:p>0.294090056285163</text:p>
          </table:table-cell>
          <table:table-cell table:style-name="ce2" table:formula="of:=((-1/4)-[.B16]+3*[.C16])/14" office:value-type="float" office:value="-0.110694183864914" calcext:value-type="float">
            <text:p>-0.110694183864914</text:p>
          </table:table-cell>
          <table:table-cell table:style-name="ce2" table:formula="of:=17*[.B16]+8*[.C16]-5*[.D16]-40" office:value-type="float" office:value="-0.00000000000137845290737459" calcext:value-type="float">
            <text:p>-0.000000000001378</text:p>
          </table:table-cell>
          <table:table-cell table:style-name="ce2" table:formula="of:=-3*[.B16]+20*[.C16]-6*[.D16]" office:value-type="float" office:value="-0.0000000000000968114477473137" calcext:value-type="float">
            <text:p>-0.000000000000097</text:p>
          </table:table-cell>
          <table:table-cell table:style-name="ce2" table:formula="of:=[.B16]-3*[.C16]+14*[.D16]+1/4" office:value-type="float" office:value="0" calcext:value-type="float">
            <text:p>0.000000000000000</text:p>
          </table:table-cell>
          <table:table-cell table:style-name="ce2" table:formula="of:=SQRT([.E16]^2+[.F16]^2+[.G16]^2)" office:value-type="float" office:value="0.00000000000138184835429377" calcext:value-type="float">
            <text:p>0.000000000001382</text:p>
          </table:table-cell>
          <table:table-cell table:style-name="ce2" table:formula="of:=ABS([.B16]-[.B15])" office:value-type="float" office:value="0.0000000000007123190925995" calcext:value-type="float">
            <text:p>0.000000000000712</text:p>
          </table:table-cell>
          <table:table-cell table:style-name="ce2" table:formula="of:=ABS([.C16]-[.C15])" office:value-type="float" office:value="0.000000000000162203583897735" calcext:value-type="float">
            <text:p>0.000000000000162</text:p>
          </table:table-cell>
          <table:table-cell table:style-name="ce2" table:formula="of:=ABS([.D16]-[.D15])" office:value-type="float" office:value="0.0000000000000161259894326804" calcext:value-type="float">
            <text:p>0.000000000000016</text:p>
          </table:table-cell>
          <table:table-cell table:style-name="ce2" table:formula="of:=SQRT([.I16]^2+[.J16]^2+[.K16]^2)" office:value-type="float" office:value="0.000000000000730731510095348" calcext:value-type="float">
            <text:p>0.000000000000731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(40-8*[.C16]+5*[.D16])/17" office:value-type="float" office:value="2.18198874296436" calcext:value-type="float">
            <text:p>2.181988742964360</text:p>
          </table:table-cell>
          <table:table-cell table:style-name="ce2" table:formula="of:=(3*[.B17]+6*[.D16])/20" office:value-type="float" office:value="0.29409005628518" calcext:value-type="float">
            <text:p>0.294090056285180</text:p>
          </table:table-cell>
          <table:table-cell table:style-name="ce2" table:formula="of:=((-1/4)-[.B17]+3*[.C17])/14" office:value-type="float" office:value="-0.110694183864916" calcext:value-type="float">
            <text:p>-0.110694183864916</text:p>
          </table:table-cell>
          <table:table-cell table:style-name="ce2" table:formula="of:=17*[.B17]+8*[.C17]-5*[.D17]-40" office:value-type="float" office:value="0.000000000000156319401867222" calcext:value-type="float">
            <text:p>0.000000000000156</text:p>
          </table:table-cell>
          <table:table-cell table:style-name="ce2" table:formula="of:=-3*[.B17]+20*[.C17]-6*[.D17]" office:value-type="float" office:value="0.0000000000000131006316905768" calcext:value-type="float">
            <text:p>0.000000000000013</text:p>
          </table:table-cell>
          <table:table-cell table:style-name="ce2" table:formula="of:=[.B17]-3*[.C17]+14*[.D17]+1/4" office:value-type="float" office:value="0" calcext:value-type="float">
            <text:p>0.000000000000000</text:p>
          </table:table-cell>
          <table:table-cell table:style-name="ce2" table:formula="of:=SQRT([.E17]^2+[.F17]^2+[.G17]^2)" office:value-type="float" office:value="0.000000000000156867402448113" calcext:value-type="float">
            <text:p>0.000000000000157</text:p>
          </table:table-cell>
          <table:table-cell table:style-name="ce2" table:formula="of:=ABS([.B17]-[.B16])" office:value-type="float" office:value="0.0000000000000812683254025615" calcext:value-type="float">
            <text:p>0.000000000000081</text:p>
          </table:table-cell>
          <table:table-cell table:style-name="ce2" table:formula="of:=ABS([.C17]-[.C16])" office:value-type="float" office:value="0.0000000000000169864122767649" calcext:value-type="float">
            <text:p>0.000000000000017</text:p>
          </table:table-cell>
          <table:table-cell table:style-name="ce2" table:formula="of:=ABS([.D17]-[.D16])" office:value-type="float" office:value="2.17881268582687E-015" calcext:value-type="float">
            <text:p>0.000000000000002</text:p>
          </table:table-cell>
          <table:table-cell table:style-name="ce2" table:formula="of:=SQRT([.I17]^2+[.J17]^2+[.K17]^2)" office:value-type="float" office:value="0.0000000000000830531525018332" calcext:value-type="float">
            <text:p>0.000000000000083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(40-8*[.C17]+5*[.D17])/17" office:value-type="float" office:value="2.18198874296435" calcext:value-type="float">
            <text:p>2.181988742964350</text:p>
          </table:table-cell>
          <table:table-cell table:style-name="ce2" table:formula="of:=(3*[.B18]+6*[.D17])/20" office:value-type="float" office:value="0.294090056285178" calcext:value-type="float">
            <text:p>0.294090056285178</text:p>
          </table:table-cell>
          <table:table-cell table:style-name="ce2" table:formula="of:=((-1/4)-[.B18]+3*[.C18])/14" office:value-type="float" office:value="-0.110694183864916" calcext:value-type="float">
            <text:p>-0.110694183864916</text:p>
          </table:table-cell>
          <table:table-cell table:style-name="ce2" table:formula="of:=17*[.B18]+8*[.C18]-5*[.D18]-40" office:value-type="float" office:value="0" calcext:value-type="float">
            <text:p>0.000000000000000</text:p>
          </table:table-cell>
          <table:table-cell table:style-name="ce2" table:formula="of:=-3*[.B18]+20*[.C18]-6*[.D18]" office:value-type="float" office:value="0" calcext:value-type="float">
            <text:p>0.000000000000000</text:p>
          </table:table-cell>
          <table:table-cell table:style-name="ce2" table:formula="of:=[.B18]-3*[.C18]+14*[.D18]+1/4" office:value-type="float" office:value="0" calcext:value-type="float">
            <text:p>0.000000000000000</text:p>
          </table:table-cell>
          <table:table-cell table:style-name="ce2" table:formula="of:=SQRT([.E18]^2+[.F18]^2+[.G18]^2)" office:value-type="float" office:value="0" calcext:value-type="float">
            <text:p>0.000000000000000</text:p>
          </table:table-cell>
          <table:table-cell table:style-name="ce2" table:formula="of:=ABS([.B18]-[.B17])" office:value-type="float" office:value="8.88178419700125E-015" calcext:value-type="float">
            <text:p>0.000000000000009</text:p>
          </table:table-cell>
          <table:table-cell table:style-name="ce2" table:formula="of:=ABS([.C18]-[.C17])" office:value-type="float" office:value="1.99840144432528E-015" calcext:value-type="float">
            <text:p>0.000000000000002</text:p>
          </table:table-cell>
          <table:table-cell table:style-name="ce2" table:formula="of:=ABS([.D18]-[.D17])" office:value-type="float" office:value="0" calcext:value-type="float">
            <text:p>0.000000000000000</text:p>
          </table:table-cell>
          <table:table-cell table:style-name="ce2" table:formula="of:=SQRT([.I18]^2+[.J18]^2+[.K18]^2)" office:value-type="float" office:value="9.10382880192628E-015" calcext:value-type="float">
            <text:p>0.000000000000009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(40-8*[.C18]+5*[.D18])/17" office:value-type="float" office:value="2.18198874296435" calcext:value-type="float">
            <text:p>2.181988742964350</text:p>
          </table:table-cell>
          <table:table-cell table:style-name="ce2" table:formula="of:=(3*[.B19]+6*[.D18])/20" office:value-type="float" office:value="0.294090056285178" calcext:value-type="float">
            <text:p>0.294090056285178</text:p>
          </table:table-cell>
          <table:table-cell table:style-name="ce2" table:formula="of:=((-1/4)-[.B19]+3*[.C19])/14" office:value-type="float" office:value="-0.110694183864916" calcext:value-type="float">
            <text:p>-0.110694183864916</text:p>
          </table:table-cell>
          <table:table-cell table:style-name="ce2" table:formula="of:=17*[.B19]+8*[.C19]-5*[.D19]-40" office:value-type="float" office:value="0" calcext:value-type="float">
            <text:p>0.000000000000000</text:p>
          </table:table-cell>
          <table:table-cell table:style-name="ce2" table:formula="of:=-3*[.B19]+20*[.C19]-6*[.D19]" office:value-type="float" office:value="0" calcext:value-type="float">
            <text:p>0.000000000000000</text:p>
          </table:table-cell>
          <table:table-cell table:style-name="ce2" table:formula="of:=[.B19]-3*[.C19]+14*[.D19]+1/4" office:value-type="float" office:value="0" calcext:value-type="float">
            <text:p>0.000000000000000</text:p>
          </table:table-cell>
          <table:table-cell table:style-name="ce2" table:formula="of:=SQRT([.E19]^2+[.F19]^2+[.G19]^2)" office:value-type="float" office:value="0" calcext:value-type="float">
            <text:p>0.000000000000000</text:p>
          </table:table-cell>
          <table:table-cell table:style-name="ce2" table:formula="of:=ABS([.B19]-[.B18])" office:value-type="float" office:value="0" calcext:value-type="float">
            <text:p>0.000000000000000</text:p>
          </table:table-cell>
          <table:table-cell table:style-name="ce2" table:formula="of:=ABS([.C19]-[.C18])" office:value-type="float" office:value="0" calcext:value-type="float">
            <text:p>0.000000000000000</text:p>
          </table:table-cell>
          <table:table-cell table:style-name="ce2" table:formula="of:=ABS([.D19]-[.D18])" office:value-type="float" office:value="0" calcext:value-type="float">
            <text:p>0.000000000000000</text:p>
          </table:table-cell>
          <table:table-cell table:style-name="ce2" table:formula="of:=SQRT([.I19]^2+[.J19]^2+[.K19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(40-8*[.C19]+5*[.D19])/17" office:value-type="float" office:value="2.18198874296435" calcext:value-type="float">
            <text:p>2.181988742964350</text:p>
          </table:table-cell>
          <table:table-cell table:style-name="ce2" table:formula="of:=(3*[.B20]+6*[.D19])/20" office:value-type="float" office:value="0.294090056285178" calcext:value-type="float">
            <text:p>0.294090056285178</text:p>
          </table:table-cell>
          <table:table-cell table:style-name="ce2" table:formula="of:=((-1/4)-[.B20]+3*[.C20])/14" office:value-type="float" office:value="-0.110694183864916" calcext:value-type="float">
            <text:p>-0.110694183864916</text:p>
          </table:table-cell>
          <table:table-cell table:style-name="ce2" table:formula="of:=17*[.B20]+8*[.C20]-5*[.D20]-40" office:value-type="float" office:value="0" calcext:value-type="float">
            <text:p>0.000000000000000</text:p>
          </table:table-cell>
          <table:table-cell table:style-name="ce2" table:formula="of:=-3*[.B20]+20*[.C20]-6*[.D20]" office:value-type="float" office:value="0" calcext:value-type="float">
            <text:p>0.000000000000000</text:p>
          </table:table-cell>
          <table:table-cell table:style-name="ce2" table:formula="of:=[.B20]-3*[.C20]+14*[.D20]+1/4" office:value-type="float" office:value="0" calcext:value-type="float">
            <text:p>0.000000000000000</text:p>
          </table:table-cell>
          <table:table-cell table:style-name="ce2" table:formula="of:=SQRT([.E20]^2+[.F20]^2+[.G20]^2)" office:value-type="float" office:value="0" calcext:value-type="float">
            <text:p>0.000000000000000</text:p>
          </table:table-cell>
          <table:table-cell table:style-name="ce2" table:formula="of:=ABS([.B20]-[.B19])" office:value-type="float" office:value="0" calcext:value-type="float">
            <text:p>0.000000000000000</text:p>
          </table:table-cell>
          <table:table-cell table:style-name="ce2" table:formula="of:=ABS([.C20]-[.C19])" office:value-type="float" office:value="0" calcext:value-type="float">
            <text:p>0.000000000000000</text:p>
          </table:table-cell>
          <table:table-cell table:style-name="ce2" table:formula="of:=ABS([.D20]-[.D19])" office:value-type="float" office:value="0" calcext:value-type="float">
            <text:p>0.000000000000000</text:p>
          </table:table-cell>
          <table:table-cell table:style-name="ce2" table:formula="of:=SQRT([.I20]^2+[.J20]^2+[.K20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(40-8*[.C20]+5*[.D20])/17" office:value-type="float" office:value="2.18198874296435" calcext:value-type="float">
            <text:p>2.181988742964350</text:p>
          </table:table-cell>
          <table:table-cell table:style-name="ce2" table:formula="of:=(3*[.B21]+6*[.D20])/20" office:value-type="float" office:value="0.294090056285178" calcext:value-type="float">
            <text:p>0.294090056285178</text:p>
          </table:table-cell>
          <table:table-cell table:style-name="ce2" table:formula="of:=((-1/4)-[.B21]+3*[.C21])/14" office:value-type="float" office:value="-0.110694183864916" calcext:value-type="float">
            <text:p>-0.110694183864916</text:p>
          </table:table-cell>
          <table:table-cell table:style-name="ce2" table:formula="of:=17*[.B21]+8*[.C21]-5*[.D21]-40" office:value-type="float" office:value="0" calcext:value-type="float">
            <text:p>0.000000000000000</text:p>
          </table:table-cell>
          <table:table-cell table:style-name="ce2" table:formula="of:=-3*[.B21]+20*[.C21]-6*[.D21]" office:value-type="float" office:value="0" calcext:value-type="float">
            <text:p>0.000000000000000</text:p>
          </table:table-cell>
          <table:table-cell table:style-name="ce2" table:formula="of:=[.B21]-3*[.C21]+14*[.D21]+1/4" office:value-type="float" office:value="0" calcext:value-type="float">
            <text:p>0.000000000000000</text:p>
          </table:table-cell>
          <table:table-cell table:style-name="ce2" table:formula="of:=SQRT([.E21]^2+[.F21]^2+[.G21]^2)" office:value-type="float" office:value="0" calcext:value-type="float">
            <text:p>0.000000000000000</text:p>
          </table:table-cell>
          <table:table-cell table:style-name="ce2" table:formula="of:=ABS([.B21]-[.B20])" office:value-type="float" office:value="0" calcext:value-type="float">
            <text:p>0.000000000000000</text:p>
          </table:table-cell>
          <table:table-cell table:style-name="ce2" table:formula="of:=ABS([.C21]-[.C20])" office:value-type="float" office:value="0" calcext:value-type="float">
            <text:p>0.000000000000000</text:p>
          </table:table-cell>
          <table:table-cell table:style-name="ce2" table:formula="of:=ABS([.D21]-[.D20])" office:value-type="float" office:value="0" calcext:value-type="float">
            <text:p>0.000000000000000</text:p>
          </table:table-cell>
          <table:table-cell table:style-name="ce2" table:formula="of:=SQRT([.I21]^2+[.J21]^2+[.K21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(40-8*[.C21]+5*[.D21])/17" office:value-type="float" office:value="2.18198874296435" calcext:value-type="float">
            <text:p>2.181988742964350</text:p>
          </table:table-cell>
          <table:table-cell table:style-name="ce2" table:formula="of:=(3*[.B22]+6*[.D21])/20" office:value-type="float" office:value="0.294090056285178" calcext:value-type="float">
            <text:p>0.294090056285178</text:p>
          </table:table-cell>
          <table:table-cell table:style-name="ce2" table:formula="of:=((-1/4)-[.B22]+3*[.C22])/14" office:value-type="float" office:value="-0.110694183864916" calcext:value-type="float">
            <text:p>-0.110694183864916</text:p>
          </table:table-cell>
          <table:table-cell table:style-name="ce2" table:formula="of:=17*[.B22]+8*[.C22]-5*[.D22]-40" office:value-type="float" office:value="0" calcext:value-type="float">
            <text:p>0.000000000000000</text:p>
          </table:table-cell>
          <table:table-cell table:style-name="ce2" table:formula="of:=-3*[.B22]+20*[.C22]-6*[.D22]" office:value-type="float" office:value="0" calcext:value-type="float">
            <text:p>0.000000000000000</text:p>
          </table:table-cell>
          <table:table-cell table:style-name="ce2" table:formula="of:=[.B22]-3*[.C22]+14*[.D22]+1/4" office:value-type="float" office:value="0" calcext:value-type="float">
            <text:p>0.000000000000000</text:p>
          </table:table-cell>
          <table:table-cell table:style-name="ce2" table:formula="of:=SQRT([.E22]^2+[.F22]^2+[.G22]^2)" office:value-type="float" office:value="0" calcext:value-type="float">
            <text:p>0.000000000000000</text:p>
          </table:table-cell>
          <table:table-cell table:style-name="ce2" table:formula="of:=ABS([.B22]-[.B21])" office:value-type="float" office:value="0" calcext:value-type="float">
            <text:p>0.000000000000000</text:p>
          </table:table-cell>
          <table:table-cell table:style-name="ce2" table:formula="of:=ABS([.C22]-[.C21])" office:value-type="float" office:value="0" calcext:value-type="float">
            <text:p>0.000000000000000</text:p>
          </table:table-cell>
          <table:table-cell table:style-name="ce2" table:formula="of:=ABS([.D22]-[.D21])" office:value-type="float" office:value="0" calcext:value-type="float">
            <text:p>0.000000000000000</text:p>
          </table:table-cell>
          <table:table-cell table:style-name="ce2" table:formula="of:=SQRT([.I22]^2+[.J22]^2+[.K22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(40-8*[.C22]+5*[.D22])/17" office:value-type="float" office:value="2.18198874296435" calcext:value-type="float">
            <text:p>2.181988742964350</text:p>
          </table:table-cell>
          <table:table-cell table:style-name="ce2" table:formula="of:=(3*[.B23]+6*[.D22])/20" office:value-type="float" office:value="0.294090056285178" calcext:value-type="float">
            <text:p>0.294090056285178</text:p>
          </table:table-cell>
          <table:table-cell table:style-name="ce2" table:formula="of:=((-1/4)-[.B23]+3*[.C23])/14" office:value-type="float" office:value="-0.110694183864916" calcext:value-type="float">
            <text:p>-0.110694183864916</text:p>
          </table:table-cell>
          <table:table-cell table:style-name="ce2" table:formula="of:=17*[.B23]+8*[.C23]-5*[.D23]-40" office:value-type="float" office:value="0" calcext:value-type="float">
            <text:p>0.000000000000000</text:p>
          </table:table-cell>
          <table:table-cell table:style-name="ce2" table:formula="of:=-3*[.B23]+20*[.C23]-6*[.D23]" office:value-type="float" office:value="0" calcext:value-type="float">
            <text:p>0.000000000000000</text:p>
          </table:table-cell>
          <table:table-cell table:style-name="ce2" table:formula="of:=[.B23]-3*[.C23]+14*[.D23]+1/4" office:value-type="float" office:value="0" calcext:value-type="float">
            <text:p>0.000000000000000</text:p>
          </table:table-cell>
          <table:table-cell table:style-name="ce2" table:formula="of:=SQRT([.E23]^2+[.F23]^2+[.G23]^2)" office:value-type="float" office:value="0" calcext:value-type="float">
            <text:p>0.000000000000000</text:p>
          </table:table-cell>
          <table:table-cell table:style-name="ce2" table:formula="of:=ABS([.B23]-[.B22])" office:value-type="float" office:value="0" calcext:value-type="float">
            <text:p>0.000000000000000</text:p>
          </table:table-cell>
          <table:table-cell table:style-name="ce2" table:formula="of:=ABS([.C23]-[.C22])" office:value-type="float" office:value="0" calcext:value-type="float">
            <text:p>0.000000000000000</text:p>
          </table:table-cell>
          <table:table-cell table:style-name="ce2" table:formula="of:=ABS([.D23]-[.D22])" office:value-type="float" office:value="0" calcext:value-type="float">
            <text:p>0.000000000000000</text:p>
          </table:table-cell>
          <table:table-cell table:style-name="ce2" table:formula="of:=SQRT([.I23]^2+[.J23]^2+[.K23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(40-8*[.C23]+5*[.D23])/17" office:value-type="float" office:value="2.18198874296435" calcext:value-type="float">
            <text:p>2.181988742964350</text:p>
          </table:table-cell>
          <table:table-cell table:style-name="ce2" table:formula="of:=(3*[.B24]+6*[.D23])/20" office:value-type="float" office:value="0.294090056285178" calcext:value-type="float">
            <text:p>0.294090056285178</text:p>
          </table:table-cell>
          <table:table-cell table:style-name="ce2" table:formula="of:=((-1/4)-[.B24]+3*[.C24])/14" office:value-type="float" office:value="-0.110694183864916" calcext:value-type="float">
            <text:p>-0.110694183864916</text:p>
          </table:table-cell>
          <table:table-cell table:style-name="ce2" table:formula="of:=17*[.B24]+8*[.C24]-5*[.D24]-40" office:value-type="float" office:value="0" calcext:value-type="float">
            <text:p>0.000000000000000</text:p>
          </table:table-cell>
          <table:table-cell table:style-name="ce2" table:formula="of:=-3*[.B24]+20*[.C24]-6*[.D24]" office:value-type="float" office:value="0" calcext:value-type="float">
            <text:p>0.000000000000000</text:p>
          </table:table-cell>
          <table:table-cell table:style-name="ce2" table:formula="of:=[.B24]-3*[.C24]+14*[.D24]+1/4" office:value-type="float" office:value="0" calcext:value-type="float">
            <text:p>0.000000000000000</text:p>
          </table:table-cell>
          <table:table-cell table:style-name="ce2" table:formula="of:=SQRT([.E24]^2+[.F24]^2+[.G24]^2)" office:value-type="float" office:value="0" calcext:value-type="float">
            <text:p>0.000000000000000</text:p>
          </table:table-cell>
          <table:table-cell table:style-name="ce2" table:formula="of:=ABS([.B24]-[.B23])" office:value-type="float" office:value="0" calcext:value-type="float">
            <text:p>0.000000000000000</text:p>
          </table:table-cell>
          <table:table-cell table:style-name="ce2" table:formula="of:=ABS([.C24]-[.C23])" office:value-type="float" office:value="0" calcext:value-type="float">
            <text:p>0.000000000000000</text:p>
          </table:table-cell>
          <table:table-cell table:style-name="ce2" table:formula="of:=ABS([.D24]-[.D23])" office:value-type="float" office:value="0" calcext:value-type="float">
            <text:p>0.000000000000000</text:p>
          </table:table-cell>
          <table:table-cell table:style-name="ce2" table:formula="of:=SQRT([.I24]^2+[.J24]^2+[.K24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(40-8*[.C24]+5*[.D24])/17" office:value-type="float" office:value="2.18198874296435" calcext:value-type="float">
            <text:p>2.181988742964350</text:p>
          </table:table-cell>
          <table:table-cell table:style-name="ce2" table:formula="of:=(3*[.B25]+6*[.D24])/20" office:value-type="float" office:value="0.294090056285178" calcext:value-type="float">
            <text:p>0.294090056285178</text:p>
          </table:table-cell>
          <table:table-cell table:style-name="ce2" table:formula="of:=((-1/4)-[.B25]+3*[.C25])/14" office:value-type="float" office:value="-0.110694183864916" calcext:value-type="float">
            <text:p>-0.110694183864916</text:p>
          </table:table-cell>
          <table:table-cell table:style-name="ce2" table:formula="of:=17*[.B25]+8*[.C25]-5*[.D25]-40" office:value-type="float" office:value="0" calcext:value-type="float">
            <text:p>0.000000000000000</text:p>
          </table:table-cell>
          <table:table-cell table:style-name="ce2" table:formula="of:=-3*[.B25]+20*[.C25]-6*[.D25]" office:value-type="float" office:value="0" calcext:value-type="float">
            <text:p>0.000000000000000</text:p>
          </table:table-cell>
          <table:table-cell table:style-name="ce2" table:formula="of:=[.B25]-3*[.C25]+14*[.D25]+1/4" office:value-type="float" office:value="0" calcext:value-type="float">
            <text:p>0.000000000000000</text:p>
          </table:table-cell>
          <table:table-cell table:style-name="ce2" table:formula="of:=SQRT([.E25]^2+[.F25]^2+[.G25]^2)" office:value-type="float" office:value="0" calcext:value-type="float">
            <text:p>0.000000000000000</text:p>
          </table:table-cell>
          <table:table-cell table:style-name="ce2" table:formula="of:=ABS([.B25]-[.B24])" office:value-type="float" office:value="0" calcext:value-type="float">
            <text:p>0.000000000000000</text:p>
          </table:table-cell>
          <table:table-cell table:style-name="ce2" table:formula="of:=ABS([.C25]-[.C24])" office:value-type="float" office:value="0" calcext:value-type="float">
            <text:p>0.000000000000000</text:p>
          </table:table-cell>
          <table:table-cell table:style-name="ce2" table:formula="of:=ABS([.D25]-[.D24])" office:value-type="float" office:value="0" calcext:value-type="float">
            <text:p>0.000000000000000</text:p>
          </table:table-cell>
          <table:table-cell table:style-name="ce2" table:formula="of:=SQRT([.I25]^2+[.J25]^2+[.K25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(40-8*[.C25]+5*[.D25])/17" office:value-type="float" office:value="2.18198874296435" calcext:value-type="float">
            <text:p>2.181988742964350</text:p>
          </table:table-cell>
          <table:table-cell table:style-name="ce2" table:formula="of:=(3*[.B26]+6*[.D25])/20" office:value-type="float" office:value="0.294090056285178" calcext:value-type="float">
            <text:p>0.294090056285178</text:p>
          </table:table-cell>
          <table:table-cell table:style-name="ce2" table:formula="of:=((-1/4)-[.B26]+3*[.C26])/14" office:value-type="float" office:value="-0.110694183864916" calcext:value-type="float">
            <text:p>-0.110694183864916</text:p>
          </table:table-cell>
          <table:table-cell table:style-name="ce2" table:formula="of:=17*[.B26]+8*[.C26]-5*[.D26]-40" office:value-type="float" office:value="0" calcext:value-type="float">
            <text:p>0.000000000000000</text:p>
          </table:table-cell>
          <table:table-cell table:style-name="ce2" table:formula="of:=-3*[.B26]+20*[.C26]-6*[.D26]" office:value-type="float" office:value="0" calcext:value-type="float">
            <text:p>0.000000000000000</text:p>
          </table:table-cell>
          <table:table-cell table:style-name="ce2" table:formula="of:=[.B26]-3*[.C26]+14*[.D26]+1/4" office:value-type="float" office:value="0" calcext:value-type="float">
            <text:p>0.000000000000000</text:p>
          </table:table-cell>
          <table:table-cell table:style-name="ce2" table:formula="of:=SQRT([.E26]^2+[.F26]^2+[.G26]^2)" office:value-type="float" office:value="0" calcext:value-type="float">
            <text:p>0.000000000000000</text:p>
          </table:table-cell>
          <table:table-cell table:style-name="ce2" table:formula="of:=ABS([.B26]-[.B25])" office:value-type="float" office:value="0" calcext:value-type="float">
            <text:p>0.000000000000000</text:p>
          </table:table-cell>
          <table:table-cell table:style-name="ce2" table:formula="of:=ABS([.C26]-[.C25])" office:value-type="float" office:value="0" calcext:value-type="float">
            <text:p>0.000000000000000</text:p>
          </table:table-cell>
          <table:table-cell table:style-name="ce2" table:formula="of:=ABS([.D26]-[.D25])" office:value-type="float" office:value="0" calcext:value-type="float">
            <text:p>0.000000000000000</text:p>
          </table:table-cell>
          <table:table-cell table:style-name="ce2" table:formula="of:=SQRT([.I26]^2+[.J26]^2+[.K26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(40-8*[.C26]+5*[.D26])/17" office:value-type="float" office:value="2.18198874296435" calcext:value-type="float">
            <text:p>2.181988742964350</text:p>
          </table:table-cell>
          <table:table-cell table:style-name="ce2" table:formula="of:=(3*[.B27]+6*[.D26])/20" office:value-type="float" office:value="0.294090056285178" calcext:value-type="float">
            <text:p>0.294090056285178</text:p>
          </table:table-cell>
          <table:table-cell table:style-name="ce2" table:formula="of:=((-1/4)-[.B27]+3*[.C27])/14" office:value-type="float" office:value="-0.110694183864916" calcext:value-type="float">
            <text:p>-0.110694183864916</text:p>
          </table:table-cell>
          <table:table-cell table:style-name="ce2" table:formula="of:=17*[.B27]+8*[.C27]-5*[.D27]-40" office:value-type="float" office:value="0" calcext:value-type="float">
            <text:p>0.000000000000000</text:p>
          </table:table-cell>
          <table:table-cell table:style-name="ce2" table:formula="of:=-3*[.B27]+20*[.C27]-6*[.D27]" office:value-type="float" office:value="0" calcext:value-type="float">
            <text:p>0.000000000000000</text:p>
          </table:table-cell>
          <table:table-cell table:style-name="ce2" table:formula="of:=[.B27]-3*[.C27]+14*[.D27]+1/4" office:value-type="float" office:value="0" calcext:value-type="float">
            <text:p>0.000000000000000</text:p>
          </table:table-cell>
          <table:table-cell table:style-name="ce2" table:formula="of:=SQRT([.E27]^2+[.F27]^2+[.G27]^2)" office:value-type="float" office:value="0" calcext:value-type="float">
            <text:p>0.000000000000000</text:p>
          </table:table-cell>
          <table:table-cell table:style-name="ce2" table:formula="of:=ABS([.B27]-[.B26])" office:value-type="float" office:value="0" calcext:value-type="float">
            <text:p>0.000000000000000</text:p>
          </table:table-cell>
          <table:table-cell table:style-name="ce2" table:formula="of:=ABS([.C27]-[.C26])" office:value-type="float" office:value="0" calcext:value-type="float">
            <text:p>0.000000000000000</text:p>
          </table:table-cell>
          <table:table-cell table:style-name="ce2" table:formula="of:=ABS([.D27]-[.D26])" office:value-type="float" office:value="0" calcext:value-type="float">
            <text:p>0.000000000000000</text:p>
          </table:table-cell>
          <table:table-cell table:style-name="ce2" table:formula="of:=SQRT([.I27]^2+[.J27]^2+[.K27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(40-8*[.C27]+5*[.D27])/17" office:value-type="float" office:value="2.18198874296435" calcext:value-type="float">
            <text:p>2.181988742964350</text:p>
          </table:table-cell>
          <table:table-cell table:style-name="ce2" table:formula="of:=(3*[.B28]+6*[.D27])/20" office:value-type="float" office:value="0.294090056285178" calcext:value-type="float">
            <text:p>0.294090056285178</text:p>
          </table:table-cell>
          <table:table-cell table:style-name="ce2" table:formula="of:=((-1/4)-[.B28]+3*[.C28])/14" office:value-type="float" office:value="-0.110694183864916" calcext:value-type="float">
            <text:p>-0.110694183864916</text:p>
          </table:table-cell>
          <table:table-cell table:style-name="ce2" table:formula="of:=17*[.B28]+8*[.C28]-5*[.D28]-40" office:value-type="float" office:value="0" calcext:value-type="float">
            <text:p>0.000000000000000</text:p>
          </table:table-cell>
          <table:table-cell table:style-name="ce2" table:formula="of:=-3*[.B28]+20*[.C28]-6*[.D28]" office:value-type="float" office:value="0" calcext:value-type="float">
            <text:p>0.000000000000000</text:p>
          </table:table-cell>
          <table:table-cell table:style-name="ce2" table:formula="of:=[.B28]-3*[.C28]+14*[.D28]+1/4" office:value-type="float" office:value="0" calcext:value-type="float">
            <text:p>0.000000000000000</text:p>
          </table:table-cell>
          <table:table-cell table:style-name="ce2" table:formula="of:=SQRT([.E28]^2+[.F28]^2+[.G28]^2)" office:value-type="float" office:value="0" calcext:value-type="float">
            <text:p>0.000000000000000</text:p>
          </table:table-cell>
          <table:table-cell table:style-name="ce2" table:formula="of:=ABS([.B28]-[.B27])" office:value-type="float" office:value="0" calcext:value-type="float">
            <text:p>0.000000000000000</text:p>
          </table:table-cell>
          <table:table-cell table:style-name="ce2" table:formula="of:=ABS([.C28]-[.C27])" office:value-type="float" office:value="0" calcext:value-type="float">
            <text:p>0.000000000000000</text:p>
          </table:table-cell>
          <table:table-cell table:style-name="ce2" table:formula="of:=ABS([.D28]-[.D27])" office:value-type="float" office:value="0" calcext:value-type="float">
            <text:p>0.000000000000000</text:p>
          </table:table-cell>
          <table:table-cell table:style-name="ce2" table:formula="of:=SQRT([.I28]^2+[.J28]^2+[.K28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(40-8*[.C28]+5*[.D28])/17" office:value-type="float" office:value="2.18198874296435" calcext:value-type="float">
            <text:p>2.181988742964350</text:p>
          </table:table-cell>
          <table:table-cell table:style-name="ce2" table:formula="of:=(3*[.B29]+6*[.D28])/20" office:value-type="float" office:value="0.294090056285178" calcext:value-type="float">
            <text:p>0.294090056285178</text:p>
          </table:table-cell>
          <table:table-cell table:style-name="ce2" table:formula="of:=((-1/4)-[.B29]+3*[.C29])/14" office:value-type="float" office:value="-0.110694183864916" calcext:value-type="float">
            <text:p>-0.110694183864916</text:p>
          </table:table-cell>
          <table:table-cell table:style-name="ce2" table:formula="of:=17*[.B29]+8*[.C29]-5*[.D29]-40" office:value-type="float" office:value="0" calcext:value-type="float">
            <text:p>0.000000000000000</text:p>
          </table:table-cell>
          <table:table-cell table:style-name="ce2" table:formula="of:=-3*[.B29]+20*[.C29]-6*[.D29]" office:value-type="float" office:value="0" calcext:value-type="float">
            <text:p>0.000000000000000</text:p>
          </table:table-cell>
          <table:table-cell table:style-name="ce2" table:formula="of:=[.B29]-3*[.C29]+14*[.D29]+1/4" office:value-type="float" office:value="0" calcext:value-type="float">
            <text:p>0.000000000000000</text:p>
          </table:table-cell>
          <table:table-cell table:style-name="ce2" table:formula="of:=SQRT([.E29]^2+[.F29]^2+[.G29]^2)" office:value-type="float" office:value="0" calcext:value-type="float">
            <text:p>0.000000000000000</text:p>
          </table:table-cell>
          <table:table-cell table:style-name="ce2" table:formula="of:=ABS([.B29]-[.B28])" office:value-type="float" office:value="0" calcext:value-type="float">
            <text:p>0.000000000000000</text:p>
          </table:table-cell>
          <table:table-cell table:style-name="ce2" table:formula="of:=ABS([.C29]-[.C28])" office:value-type="float" office:value="0" calcext:value-type="float">
            <text:p>0.000000000000000</text:p>
          </table:table-cell>
          <table:table-cell table:style-name="ce2" table:formula="of:=ABS([.D29]-[.D28])" office:value-type="float" office:value="0" calcext:value-type="float">
            <text:p>0.000000000000000</text:p>
          </table:table-cell>
          <table:table-cell table:style-name="ce2" table:formula="of:=SQRT([.I29]^2+[.J29]^2+[.K29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(40-8*[.C29]+5*[.D29])/17" office:value-type="float" office:value="2.18198874296435" calcext:value-type="float">
            <text:p>2.181988742964350</text:p>
          </table:table-cell>
          <table:table-cell table:style-name="ce2" table:formula="of:=(3*[.B30]+6*[.D29])/20" office:value-type="float" office:value="0.294090056285178" calcext:value-type="float">
            <text:p>0.294090056285178</text:p>
          </table:table-cell>
          <table:table-cell table:style-name="ce2" table:formula="of:=((-1/4)-[.B30]+3*[.C30])/14" office:value-type="float" office:value="-0.110694183864916" calcext:value-type="float">
            <text:p>-0.110694183864916</text:p>
          </table:table-cell>
          <table:table-cell table:style-name="ce2" table:formula="of:=17*[.B30]+8*[.C30]-5*[.D30]-40" office:value-type="float" office:value="0" calcext:value-type="float">
            <text:p>0.000000000000000</text:p>
          </table:table-cell>
          <table:table-cell table:style-name="ce2" table:formula="of:=-3*[.B30]+20*[.C30]-6*[.D30]" office:value-type="float" office:value="0" calcext:value-type="float">
            <text:p>0.000000000000000</text:p>
          </table:table-cell>
          <table:table-cell table:style-name="ce2" table:formula="of:=[.B30]-3*[.C30]+14*[.D30]+1/4" office:value-type="float" office:value="0" calcext:value-type="float">
            <text:p>0.000000000000000</text:p>
          </table:table-cell>
          <table:table-cell table:style-name="ce2" table:formula="of:=SQRT([.E30]^2+[.F30]^2+[.G30]^2)" office:value-type="float" office:value="0" calcext:value-type="float">
            <text:p>0.000000000000000</text:p>
          </table:table-cell>
          <table:table-cell table:style-name="ce2" table:formula="of:=ABS([.B30]-[.B29])" office:value-type="float" office:value="0" calcext:value-type="float">
            <text:p>0.000000000000000</text:p>
          </table:table-cell>
          <table:table-cell table:style-name="ce2" table:formula="of:=ABS([.C30]-[.C29])" office:value-type="float" office:value="0" calcext:value-type="float">
            <text:p>0.000000000000000</text:p>
          </table:table-cell>
          <table:table-cell table:style-name="ce2" table:formula="of:=ABS([.D30]-[.D29])" office:value-type="float" office:value="0" calcext:value-type="float">
            <text:p>0.000000000000000</text:p>
          </table:table-cell>
          <table:table-cell table:style-name="ce2" table:formula="of:=SQRT([.I30]^2+[.J30]^2+[.K30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(40-8*[.C30]+5*[.D30])/17" office:value-type="float" office:value="2.18198874296435" calcext:value-type="float">
            <text:p>2.181988742964350</text:p>
          </table:table-cell>
          <table:table-cell table:style-name="ce2" table:formula="of:=(3*[.B31]+6*[.D30])/20" office:value-type="float" office:value="0.294090056285178" calcext:value-type="float">
            <text:p>0.294090056285178</text:p>
          </table:table-cell>
          <table:table-cell table:style-name="ce2" table:formula="of:=((-1/4)-[.B31]+3*[.C31])/14" office:value-type="float" office:value="-0.110694183864916" calcext:value-type="float">
            <text:p>-0.110694183864916</text:p>
          </table:table-cell>
          <table:table-cell table:style-name="ce2" table:formula="of:=17*[.B31]+8*[.C31]-5*[.D31]-40" office:value-type="float" office:value="0" calcext:value-type="float">
            <text:p>0.000000000000000</text:p>
          </table:table-cell>
          <table:table-cell table:style-name="ce2" table:formula="of:=-3*[.B31]+20*[.C31]-6*[.D31]" office:value-type="float" office:value="0" calcext:value-type="float">
            <text:p>0.000000000000000</text:p>
          </table:table-cell>
          <table:table-cell table:style-name="ce2" table:formula="of:=[.B31]-3*[.C31]+14*[.D31]+1/4" office:value-type="float" office:value="0" calcext:value-type="float">
            <text:p>0.000000000000000</text:p>
          </table:table-cell>
          <table:table-cell table:style-name="ce2" table:formula="of:=SQRT([.E31]^2+[.F31]^2+[.G31]^2)" office:value-type="float" office:value="0" calcext:value-type="float">
            <text:p>0.000000000000000</text:p>
          </table:table-cell>
          <table:table-cell table:style-name="ce2" table:formula="of:=ABS([.B31]-[.B30])" office:value-type="float" office:value="0" calcext:value-type="float">
            <text:p>0.000000000000000</text:p>
          </table:table-cell>
          <table:table-cell table:style-name="ce2" table:formula="of:=ABS([.C31]-[.C30])" office:value-type="float" office:value="0" calcext:value-type="float">
            <text:p>0.000000000000000</text:p>
          </table:table-cell>
          <table:table-cell table:style-name="ce2" table:formula="of:=ABS([.D31]-[.D30])" office:value-type="float" office:value="0" calcext:value-type="float">
            <text:p>0.000000000000000</text:p>
          </table:table-cell>
          <table:table-cell table:style-name="ce2" table:formula="of:=SQRT([.I31]^2+[.J31]^2+[.K31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(40-8*[.C31]+5*[.D31])/17" office:value-type="float" office:value="2.18198874296435" calcext:value-type="float">
            <text:p>2.181988742964350</text:p>
          </table:table-cell>
          <table:table-cell table:style-name="ce2" table:formula="of:=(3*[.B32]+6*[.D31])/20" office:value-type="float" office:value="0.294090056285178" calcext:value-type="float">
            <text:p>0.294090056285178</text:p>
          </table:table-cell>
          <table:table-cell table:style-name="ce2" table:formula="of:=((-1/4)-[.B32]+3*[.C32])/14" office:value-type="float" office:value="-0.110694183864916" calcext:value-type="float">
            <text:p>-0.110694183864916</text:p>
          </table:table-cell>
          <table:table-cell table:style-name="ce2" table:formula="of:=17*[.B32]+8*[.C32]-5*[.D32]-40" office:value-type="float" office:value="0" calcext:value-type="float">
            <text:p>0.000000000000000</text:p>
          </table:table-cell>
          <table:table-cell table:style-name="ce2" table:formula="of:=-3*[.B32]+20*[.C32]-6*[.D32]" office:value-type="float" office:value="0" calcext:value-type="float">
            <text:p>0.000000000000000</text:p>
          </table:table-cell>
          <table:table-cell table:style-name="ce2" table:formula="of:=[.B32]-3*[.C32]+14*[.D32]+1/4" office:value-type="float" office:value="0" calcext:value-type="float">
            <text:p>0.000000000000000</text:p>
          </table:table-cell>
          <table:table-cell table:style-name="ce2" table:formula="of:=SQRT([.E32]^2+[.F32]^2+[.G32]^2)" office:value-type="float" office:value="0" calcext:value-type="float">
            <text:p>0.000000000000000</text:p>
          </table:table-cell>
          <table:table-cell table:style-name="ce2" table:formula="of:=ABS([.B32]-[.B31])" office:value-type="float" office:value="0" calcext:value-type="float">
            <text:p>0.000000000000000</text:p>
          </table:table-cell>
          <table:table-cell table:style-name="ce2" table:formula="of:=ABS([.C32]-[.C31])" office:value-type="float" office:value="0" calcext:value-type="float">
            <text:p>0.000000000000000</text:p>
          </table:table-cell>
          <table:table-cell table:style-name="ce2" table:formula="of:=ABS([.D32]-[.D31])" office:value-type="float" office:value="0" calcext:value-type="float">
            <text:p>0.000000000000000</text:p>
          </table:table-cell>
          <table:table-cell table:style-name="ce2" table:formula="of:=SQRT([.I32]^2+[.J32]^2+[.K32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(40-8*[.C32]+5*[.D32])/17" office:value-type="float" office:value="2.18198874296435" calcext:value-type="float">
            <text:p>2.181988742964350</text:p>
          </table:table-cell>
          <table:table-cell table:style-name="ce2" table:formula="of:=(3*[.B33]+6*[.D32])/20" office:value-type="float" office:value="0.294090056285178" calcext:value-type="float">
            <text:p>0.294090056285178</text:p>
          </table:table-cell>
          <table:table-cell table:style-name="ce2" table:formula="of:=((-1/4)-[.B33]+3*[.C33])/14" office:value-type="float" office:value="-0.110694183864916" calcext:value-type="float">
            <text:p>-0.110694183864916</text:p>
          </table:table-cell>
          <table:table-cell table:style-name="ce2" table:formula="of:=17*[.B33]+8*[.C33]-5*[.D33]-40" office:value-type="float" office:value="0" calcext:value-type="float">
            <text:p>0.000000000000000</text:p>
          </table:table-cell>
          <table:table-cell table:style-name="ce2" table:formula="of:=-3*[.B33]+20*[.C33]-6*[.D33]" office:value-type="float" office:value="0" calcext:value-type="float">
            <text:p>0.000000000000000</text:p>
          </table:table-cell>
          <table:table-cell table:style-name="ce2" table:formula="of:=[.B33]-3*[.C33]+14*[.D33]+1/4" office:value-type="float" office:value="0" calcext:value-type="float">
            <text:p>0.000000000000000</text:p>
          </table:table-cell>
          <table:table-cell table:style-name="ce2" table:formula="of:=SQRT([.E33]^2+[.F33]^2+[.G33]^2)" office:value-type="float" office:value="0" calcext:value-type="float">
            <text:p>0.000000000000000</text:p>
          </table:table-cell>
          <table:table-cell table:style-name="ce2" table:formula="of:=ABS([.B33]-[.B32])" office:value-type="float" office:value="0" calcext:value-type="float">
            <text:p>0.000000000000000</text:p>
          </table:table-cell>
          <table:table-cell table:style-name="ce2" table:formula="of:=ABS([.C33]-[.C32])" office:value-type="float" office:value="0" calcext:value-type="float">
            <text:p>0.000000000000000</text:p>
          </table:table-cell>
          <table:table-cell table:style-name="ce2" table:formula="of:=ABS([.D33]-[.D32])" office:value-type="float" office:value="0" calcext:value-type="float">
            <text:p>0.000000000000000</text:p>
          </table:table-cell>
          <table:table-cell table:style-name="ce2" table:formula="of:=SQRT([.I33]^2+[.J33]^2+[.K33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(40-8*[.C33]+5*[.D33])/17" office:value-type="float" office:value="2.18198874296435" calcext:value-type="float">
            <text:p>2.181988742964350</text:p>
          </table:table-cell>
          <table:table-cell table:style-name="ce2" table:formula="of:=(3*[.B34]+6*[.D33])/20" office:value-type="float" office:value="0.294090056285178" calcext:value-type="float">
            <text:p>0.294090056285178</text:p>
          </table:table-cell>
          <table:table-cell table:style-name="ce2" table:formula="of:=((-1/4)-[.B34]+3*[.C34])/14" office:value-type="float" office:value="-0.110694183864916" calcext:value-type="float">
            <text:p>-0.110694183864916</text:p>
          </table:table-cell>
          <table:table-cell table:style-name="ce2" table:formula="of:=17*[.B34]+8*[.C34]-5*[.D34]-40" office:value-type="float" office:value="0" calcext:value-type="float">
            <text:p>0.000000000000000</text:p>
          </table:table-cell>
          <table:table-cell table:style-name="ce2" table:formula="of:=-3*[.B34]+20*[.C34]-6*[.D34]" office:value-type="float" office:value="0" calcext:value-type="float">
            <text:p>0.000000000000000</text:p>
          </table:table-cell>
          <table:table-cell table:style-name="ce2" table:formula="of:=[.B34]-3*[.C34]+14*[.D34]+1/4" office:value-type="float" office:value="0" calcext:value-type="float">
            <text:p>0.000000000000000</text:p>
          </table:table-cell>
          <table:table-cell table:style-name="ce2" table:formula="of:=SQRT([.E34]^2+[.F34]^2+[.G34]^2)" office:value-type="float" office:value="0" calcext:value-type="float">
            <text:p>0.000000000000000</text:p>
          </table:table-cell>
          <table:table-cell table:style-name="ce2" table:formula="of:=ABS([.B34]-[.B33])" office:value-type="float" office:value="0" calcext:value-type="float">
            <text:p>0.000000000000000</text:p>
          </table:table-cell>
          <table:table-cell table:style-name="ce2" table:formula="of:=ABS([.C34]-[.C33])" office:value-type="float" office:value="0" calcext:value-type="float">
            <text:p>0.000000000000000</text:p>
          </table:table-cell>
          <table:table-cell table:style-name="ce2" table:formula="of:=ABS([.D34]-[.D33])" office:value-type="float" office:value="0" calcext:value-type="float">
            <text:p>0.000000000000000</text:p>
          </table:table-cell>
          <table:table-cell table:style-name="ce2" table:formula="of:=SQRT([.I34]^2+[.J34]^2+[.K34]^2)" office:value-type="float" office:value="0" calcext:value-type="float">
            <text:p>0.000000000000000</text:p>
          </table:table-cell>
          <table:table-cell table:style-name="ce2" table:number-columns-repeated="6"/>
          <table:table-cell table:number-columns-repeated="1006"/>
        </table:table-row>
        <table:table-row table:style-name="ro1" table:number-rows-repeated="36">
          <table:table-cell/>
          <table:table-cell table:style-name="ce2" table:number-columns-repeated="17"/>
          <table:table-cell table:number-columns-repeated="100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5:52:41.701093478</meta:creation-date>
    <dc:date>2018-09-19T06:31:36.339249478</dc:date>
    <meta:editing-duration>PT18M33S</meta:editing-duration>
    <meta:editing-cycles>2</meta:editing-cycles>
    <meta:generator>LibreOffice/6.0.3.2$Linux_X86_64 LibreOffice_project/00m0$Build-2</meta:generator>
    <meta:document-statistic meta:table-count="2" meta:cell-count="798" meta:object-count="0"/>
  </office:meta>
</office:document-meta>
</file>